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onsolas" svg:font-family="Consolas"/>
    <style:font-face style:name="Courier New" svg:font-family="'Courier New'"/>
    <style:font-face style:name="DejaVu Sans" svg:font-family="'DejaVu Sans'" style:font-family-generic="system" style:font-pitch="variable"/>
    <style:font-face style:name="F" svg:font-family="" style:font-family-generic="roman"/>
    <style:font-face style:name="FreeSans" svg:font-family="FreeSans"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3cm" fo:min-width="9.84cm" fo:padding-top="0cm" fo:padding-bottom="0cm" fo:padding-left="0cm" fo:padding-right="0cm" loext:decorative="false"/>
      <style:paragraph-properties style:writing-mode="lr-tb"/>
    </style:style>
    <style:style style:name="gr2" style:family="graphic" style:parent-style-name="standard">
      <style:graphic-properties draw:stroke="none" draw:fill="solid" draw:fill-color="#000000" loext:decorative="false"/>
    </style:style>
    <style:style style:name="gr3" style:family="graphic" style:parent-style-name="standard">
      <style:graphic-properties draw:stroke="none" draw:fill="none" draw:textarea-horizontal-align="left" draw:textarea-vertical-align="top" draw:auto-grow-height="true" draw:auto-grow-width="true" fo:min-height="0.53cm" fo:min-width="4.273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3cm" fo:min-width="6.052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53cm" fo:min-width="1.306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53cm" fo:min-width="2.157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3cm" fo:min-width="4.062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3cm" fo:min-width="2.169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53cm" fo:min-width="0.387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53cm" fo:min-width="2.432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3cm" fo:min-width="11.825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3cm" fo:min-width="14.298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53cm" fo:min-width="17.705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53cm" fo:min-width="6.686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53cm" fo:min-width="9.599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3cm" fo:min-width="4.858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3cm" fo:min-width="16.402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3cm" fo:min-width="15.403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3cm" fo:min-width="18.21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3cm" fo:min-width="1.264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3cm" fo:min-width="16.601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3cm" fo:min-width="4.434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3cm" fo:min-width="14.819cm" fo:padding-top="0cm" fo:padding-bottom="0cm" fo:padding-left="0cm" fo:padding-right="0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85cm" fo:min-width="3.571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585cm" fo:min-width="2.11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585cm" fo:min-width="7.982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53cm" fo:min-width="4.713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53cm" fo:min-width="17.40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53cm" fo:min-width="17.575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3cm" fo:min-width="2.779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53cm" fo:min-width="5.332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53cm" fo:min-width="7.923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53cm" fo:min-width="7.804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53cm" fo:min-width="5.289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53cm" fo:min-width="4.684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53cm" fo:min-width="2.5cm" fo:padding-top="0cm" fo:padding-bottom="0cm" fo:padding-left="0cm" fo:padding-right="0cm"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53cm" fo:min-width="12.067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53cm" fo:min-width="13.566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53cm" fo:min-width="9.705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53cm" fo:min-width="13.058cm" fo:padding-top="0cm" fo:padding-bottom="0cm" fo:padding-left="0cm" fo:padding-right="0cm" loext:decorative="false"/>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53cm" fo:min-width="3.452cm" fo:padding-top="0cm" fo:padding-bottom="0cm" fo:padding-left="0cm" fo:padding-right="0cm" loext:decorative="false"/>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53cm" fo:min-width="7.119cm" fo:padding-top="0cm" fo:padding-bottom="0cm" fo:padding-left="0cm" fo:padding-right="0cm" loext:decorative="false"/>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53cm" fo:min-width="12.837cm" fo:padding-top="0cm" fo:padding-bottom="0cm" fo:padding-left="0cm" fo:padding-right="0cm" loext:decorative="false"/>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53cm" fo:min-width="1.911cm" fo:padding-top="0cm" fo:padding-bottom="0cm" fo:padding-left="0cm" fo:padding-right="0cm" loext:decorative="false"/>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53cm" fo:min-width="4.422cm" fo:padding-top="0cm" fo:padding-bottom="0cm" fo:padding-left="0cm" fo:padding-right="0cm" loext:decorative="false"/>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53cm" fo:min-width="10.446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53cm" fo:min-width="10.302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53cm" fo:min-width="8.024cm" fo:padding-top="0cm" fo:padding-bottom="0cm" fo:padding-left="0cm" fo:padding-right="0cm" loext:decorative="false"/>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53cm" fo:min-width="8.215cm" fo:padding-top="0cm" fo:padding-bottom="0cm" fo:padding-left="0cm" fo:padding-right="0cm" loext:decorative="false"/>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53cm" fo:min-width="4.985cm" fo:padding-top="0cm" fo:padding-bottom="0cm" fo:padding-left="0cm" fo:padding-right="0cm" loext:decorative="false"/>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53cm" fo:min-width="10.23cm" fo:padding-top="0cm" fo:padding-bottom="0cm" fo:padding-left="0cm" fo:padding-right="0cm"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46cm" fo:min-width="2.804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53cm" fo:min-width="3.16cm" fo:padding-top="0cm" fo:padding-bottom="0cm" fo:padding-left="0cm" fo:padding-right="0cm"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53cm" fo:min-width="2.741cm" fo:padding-top="0cm" fo:padding-bottom="0cm" fo:padding-left="0cm" fo:padding-right="0cm" loext:decorative="false"/>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53cm" fo:min-width="5.467cm" fo:padding-top="0cm" fo:padding-bottom="0cm" fo:padding-left="0cm" fo:padding-right="0cm"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53cm" fo:min-width="9.222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53cm" fo:min-width="6.962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53cm" fo:min-width="9.756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53cm" fo:min-width="13.409cm" fo:padding-top="0cm" fo:padding-bottom="0cm" fo:padding-left="0cm" fo:padding-right="0cm" loext:decorative="false"/>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53cm" fo:min-width="3.075cm" fo:padding-top="0cm" fo:padding-bottom="0cm" fo:padding-left="0cm" fo:padding-right="0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false" draw:auto-grow-width="false" draw:fit-to-size="false" style:shrink-to-fit="false" fo:min-height="5.185cm" fo:min-width="16.385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26.303cm" fo:min-width="0cm" loext:decorative="false"/>
      <style:paragraph-properties style:writing-mode="lr-tb"/>
    </style:style>
    <style:style style:name="gr65" style:family="graphic" style:parent-style-name="standard">
      <style:graphic-properties draw:stroke="none" svg:stroke-color="#000000" draw:fill="none" draw:fill-color="#ffffff" draw:auto-grow-height="true" draw:auto-grow-width="false" fo:min-height="26.303cm" loext:decorative="false"/>
      <style:paragraph-properties style:writing-mode="lr-tb"/>
    </style:style>
    <style:style style:name="P1" style:family="paragraph">
      <style:paragraph-properties fo:text-align="start" style:writing-mode="lr-tb"/>
    </style:style>
    <style:style style:name="P2" style:family="paragraph">
      <loext:graphic-properties draw:fill="none"/>
      <style:text-properties fo:font-size="11pt" style:font-size-asian="11pt" style:font-size-complex="11pt"/>
    </style:style>
    <style:style style:name="P3" style:family="paragraph">
      <loext:graphic-properties draw:fill="solid" draw:fill-color="#000000"/>
    </style:style>
    <style:style style:name="P4" style:family="paragraph">
      <loext:graphic-properties draw:fill="none" draw:fill-color="#ffffff"/>
    </style:style>
    <style:style style:name="P5" style:family="paragraph">
      <style:text-properties fo:font-size="11pt" style:font-size-asian="11pt" style:font-size-complex="11pt"/>
    </style:style>
    <style:style style:name="P6" style:family="paragraph">
      <loext:graphic-properties draw:fill="none" draw:fill-color="#ffffff"/>
      <style:text-properties fo:font-size="11pt" style:font-size-asian="11pt" style:font-size-complex="11pt"/>
    </style:style>
    <style:style style:name="P7" style:family="paragraph">
      <style:text-properties fo:font-size="12pt" style:font-size-asian="12pt" style:font-size-complex="12pt"/>
    </style:style>
    <style:style style:name="P8" style:family="paragraph">
      <loext:graphic-properties draw:fill="none" draw:fill-color="#ffffff"/>
      <style:text-properties fo:font-size="12pt" style:font-size-asian="12pt" style:font-size-complex="12pt"/>
    </style:style>
    <style:style style:name="T1" style:family="text">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T2" style:family="text">
      <style:text-properties fo:color="#000000" loext:opacity="100%" style:font-name="Calibri" fo:font-size="11pt" fo:font-weight="normal" style:font-name-asian="Calibri" style:font-size-asian="11pt" style:font-weight-asian="normal" style:font-name-complex="Calibri" style:font-size-complex="11pt" style:font-weight-complex="normal"/>
    </style:style>
    <style:style style:name="T3" style:family="text">
      <style:text-properties fo:color="#000000" loext:opacity="100%" style:font-name="Calibri" fo:font-size="11pt"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4" style:family="text">
      <style:text-properties fo:color="#000000" loext:opacity="100%" style:font-name="Arial" fo:font-size="11pt" fo:font-weight="bold" style:font-name-asian="Arial" style:font-size-asian="11pt" style:font-weight-asian="bold" style:font-name-complex="Arial" style:font-size-complex="11pt" style:font-weight-complex="bold"/>
    </style:style>
    <style:style style:name="T5" style:family="text">
      <style:text-properties fo:color="#000000" loext:opacity="100%" style:font-name="Calibri" fo:font-size="11pt" fo:font-style="italic" fo:font-weight="bold" style:font-name-asian="Calibri" style:font-size-asian="11pt" style:font-style-asian="italic" style:font-weight-asian="bold" style:font-name-complex="Calibri" style:font-size-complex="11pt" style:font-style-complex="italic" style:font-weight-complex="bold"/>
    </style:style>
    <style:style style:name="T6" style:family="text">
      <style:text-properties fo:color="#000000" loext:opacity="100%" style:font-name="Arial" fo:font-size="11pt" fo:font-weight="normal" style:font-name-asian="Arial" style:font-size-asian="11pt" style:font-weight-asian="normal" style:font-name-complex="Arial" style:font-size-complex="11pt" style:font-weight-complex="normal"/>
    </style:style>
    <style:style style:name="T7" style:family="text">
      <style:text-properties fo:font-size="15pt" style:font-size-asian="15pt" style:font-size-complex="15pt"/>
    </style:style>
    <style:style style:name="T8" style:family="text">
      <style:text-properties fo:font-size="11pt" style:font-size-asian="11pt" style:font-size-complex="11pt"/>
    </style:style>
    <style:style style:name="T9" style:family="text">
      <style:text-properties fo:color="#000000" loext:opacity="100%" style:font-name="Consolas" fo:font-size="11pt" fo:font-weight="normal" style:font-name-asian="Consolas" style:font-size-asian="11pt" style:font-weight-asian="normal" style:font-name-complex="Consolas" style:font-size-complex="11pt" style:font-weight-complex="normal"/>
    </style:style>
    <style:style style:name="T10" style:family="text">
      <style:text-properties fo:color="#000000" loext:opacity="100%" style:font-name="Courier New" fo:font-size="11pt" fo:font-weight="normal" style:font-name-asian="Courier New" style:font-size-asian="11pt" style:font-weight-asian="normal" style:font-name-complex="Courier New" style:font-size-complex="11pt" style:font-weight-complex="normal"/>
    </style:style>
    <style:style style:name="T11"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9.84cm" svg:height="0.53cm" svg:x="2.541cm" svg:y="2.497cm">
          <draw:text-box>
            <text:p text:style-name="P1"><text:span text:style-name="T1">CMP1902M Object Oriented Programming 2023/24 </text:span></text:p>
          </draw:text-box>
        </draw:frame>
        <draw:polygon draw:style-name="gr2" draw:text-style-name="P3" draw:layer="layout" svg:width="3.468cm" svg:height="0.026cm" svg:x="2.54cm" svg:y="3.749cm" svg:viewBox="0 0 3469 27" draw:points="0,27 3469,27 3469,0 0,0">
          <text:p/>
        </draw:polygon>
        <draw:frame draw:style-name="gr3" draw:text-style-name="P2" draw:layer="layout" svg:width="4.273cm" svg:height="0.53cm" svg:x="2.541cm" svg:y="3.29cm">
          <draw:text-box>
            <text:p text:style-name="P1"><text:span text:style-name="T1">Assignment 2: Report </text:span></text:p>
          </draw:text-box>
        </draw:frame>
        <draw:frame draw:style-name="gr4" draw:text-style-name="P2" draw:layer="layout" svg:width="6.052cm" svg:height="0.53cm" svg:x="2.541cm" svg:y="4.085cm">
          <draw:text-box>
            <text:p text:style-name="P1"><text:span text:style-name="T2">[</text:span><text:span text:style-name="T3">Expand the sections as necessary</text:span><text:span text:style-name="T2">] </text:span></text:p>
          </draw:text-box>
        </draw:frame>
        <draw:frame draw:style-name="gr5" draw:text-style-name="P2" draw:layer="layout" svg:width="1.306cm" svg:height="0.53cm" svg:x="2.541cm" svg:y="4.879cm">
          <draw:text-box>
            <text:p text:style-name="P1"><text:span text:style-name="T2">Name: </text:span></text:p>
          </draw:text-box>
        </draw:frame>
        <draw:frame draw:style-name="gr6" draw:text-style-name="P2" draw:layer="layout" svg:width="2.157cm" svg:height="0.53cm" svg:x="2.541cm" svg:y="5.672cm">
          <draw:text-box>
            <text:p text:style-name="P1"><text:span text:style-name="T2">Student ID: </text:span></text:p>
          </draw:text-box>
        </draw:frame>
        <draw:frame draw:style-name="gr7" draw:text-style-name="P2" draw:layer="layout" svg:width="4.062cm" svg:height="0.53cm" svg:x="2.541cm" svg:y="6.466cm">
          <draw:text-box>
            <text:p text:style-name="P1"><text:span text:style-name="T2">Code repository URL: <text:s/></text:span></text:p>
          </draw:text-box>
        </draw:frame>
        <draw:frame draw:style-name="gr8" draw:text-style-name="P2" draw:layer="layout" svg:width="2.169cm" svg:height="0.53cm" svg:x="2.541cm" svg:y="7.261cm">
          <draw:text-box>
            <text:p text:style-name="P1"><text:span text:style-name="T2">Video URL: <text:s/></text:span></text:p>
          </draw:text-box>
        </draw:frame>
        <draw:frame draw:style-name="gr9" draw:text-style-name="P2" draw:layer="layout" svg:width="0.387cm" svg:height="0.53cm" svg:x="2.541cm" svg:y="8.055cm">
          <draw:text-box>
            <text:p text:style-name="P1"><text:span text:style-name="T2"><text:s/></text:span></text:p>
          </draw:text-box>
        </draw:frame>
        <draw:frame draw:style-name="gr10" draw:text-style-name="P2" draw:layer="layout" svg:width="2.432cm" svg:height="0.53cm" svg:x="2.541cm" svg:y="8.848cm">
          <draw:text-box>
            <text:p text:style-name="P1"><text:span text:style-name="T1">Application: </text:span></text:p>
          </draw:text-box>
        </draw:frame>
        <draw:frame draw:style-name="gr9" draw:text-style-name="P2" draw:layer="layout" svg:width="0.387cm" svg:height="0.53cm" svg:x="2.541cm" svg:y="9.642cm">
          <draw:text-box>
            <text:p text:style-name="P1"><text:span text:style-name="T1">1.</text:span></text:p>
          </draw:text-box>
        </draw:frame>
        <draw:frame draw:style-name="gr11" draw:text-style-name="P2" draw:layer="layout" svg:width="0.387cm" svg:height="0.433cm" svg:x="2.841cm" svg:y="9.705cm">
          <draw:text-box>
            <text:p text:style-name="P1"><text:span text:style-name="T4"><text:s/></text:span></text:p>
          </draw:text-box>
        </draw:frame>
        <draw:frame draw:style-name="gr12" draw:text-style-name="P2" draw:layer="layout" svg:width="11.825cm" svg:height="0.53cm" svg:x="3.177cm" svg:y="9.642cm">
          <draw:text-box>
            <text:p text:style-name="P1"><text:span text:style-name="T1">Reflection on the OO features within your code. </text:span><text:span text:style-name="T2">(~400 words) </text:span></text:p>
          </draw:text-box>
        </draw:frame>
        <draw:frame draw:style-name="gr9" draw:text-style-name="P2" draw:layer="layout" svg:width="0.387cm" svg:height="0.53cm" svg:x="2.541cm" svg:y="10.437cm">
          <draw:text-box>
            <text:p text:style-name="P1"><text:span text:style-name="T1"><text:s/></text:span></text:p>
          </draw:text-box>
        </draw:frame>
        <draw:frame draw:style-name="gr9" draw:text-style-name="P2" draw:layer="layout" svg:width="0.387cm" svg:height="0.53cm" svg:x="2.541cm" svg:y="11.23cm">
          <draw:text-box>
            <text:p text:style-name="P1"><text:span text:style-name="T1">2.</text:span></text:p>
          </draw:text-box>
        </draw:frame>
        <draw:frame draw:style-name="gr11" draw:text-style-name="P2" draw:layer="layout" svg:width="0.387cm" svg:height="0.433cm" svg:x="2.841cm" svg:y="11.294cm">
          <draw:text-box>
            <text:p text:style-name="P1"><text:span text:style-name="T4"><text:s/></text:span></text:p>
          </draw:text-box>
        </draw:frame>
        <draw:frame draw:style-name="gr13" draw:text-style-name="P2" draw:layer="layout" svg:width="14.298cm" svg:height="0.53cm" svg:x="3.177cm" svg:y="11.23cm">
          <draw:text-box>
            <text:p text:style-name="P1"><text:span text:style-name="T1">Reflection on your handling of error conditions in your code. </text:span><text:span text:style-name="T2">(~200 words) </text:span></text:p>
          </draw:text-box>
        </draw:frame>
        <draw:frame draw:style-name="gr9" draw:text-style-name="P2" draw:layer="layout" svg:width="0.387cm" svg:height="0.53cm" svg:x="3.177cm" svg:y="11.742cm">
          <draw:text-box>
            <text:p text:style-name="P1"><text:span text:style-name="T2"><text:s/></text:span></text:p>
          </draw:text-box>
        </draw:frame>
        <draw:frame draw:style-name="gr9" draw:text-style-name="P2" draw:layer="layout" svg:width="0.387cm" svg:height="0.53cm" svg:x="3.177cm" svg:y="12.253cm">
          <draw:text-box>
            <text:p text:style-name="P1"><text:span text:style-name="T1"><text:s/></text:span></text:p>
          </draw:text-box>
        </draw:frame>
        <draw:frame draw:style-name="gr9" draw:text-style-name="P2" draw:layer="layout" svg:width="0.387cm" svg:height="0.53cm" svg:x="2.541cm" svg:y="12.756cm">
          <draw:text-box>
            <text:p text:style-name="P1"><text:span text:style-name="T1">3.</text:span></text:p>
          </draw:text-box>
        </draw:frame>
        <draw:frame draw:style-name="gr11" draw:text-style-name="P2" draw:layer="layout" svg:width="0.387cm" svg:height="0.433cm" svg:x="2.841cm" svg:y="12.82cm">
          <draw:text-box>
            <text:p text:style-name="P1"><text:span text:style-name="T4"><text:s/></text:span></text:p>
          </draw:text-box>
        </draw:frame>
        <draw:frame draw:style-name="gr14" draw:text-style-name="P2" draw:layer="layout" svg:width="17.705cm" svg:height="0.53cm" svg:x="3.177cm" svg:y="12.756cm">
          <draw:text-box>
            <text:p text:style-name="P1"><text:span text:style-name="T1">Reflection on your testing activities: What did you test, and how did you do it? </text:span><text:span text:style-name="T2">(~400 words) </text:span></text:p>
          </draw:text-box>
        </draw:frame>
        <draw:frame draw:style-name="gr15" draw:text-style-name="P2" draw:layer="layout" svg:width="6.686cm" svg:height="0.53cm" svg:x="3.177cm" svg:y="13.268cm">
          <draw:text-box>
            <text:p text:style-name="P1"><text:span text:style-name="T3">Eg: <text:s/>I tested the application against …. </text:span></text:p>
          </draw:text-box>
        </draw:frame>
        <draw:frame draw:style-name="gr9" draw:text-style-name="P2" draw:layer="layout" svg:width="0.387cm" svg:height="0.53cm" svg:x="2.541cm" svg:y="14.062cm">
          <draw:text-box>
            <text:p text:style-name="P1"><text:span text:style-name="T2"><text:s/></text:span></text:p>
          </draw:text-box>
        </draw:frame>
        <draw:frame draw:style-name="gr9" draw:text-style-name="P2" draw:layer="layout" svg:width="0.387cm" svg:height="0.53cm" svg:x="2.541cm" svg:y="14.856cm">
          <draw:text-box>
            <text:p text:style-name="P1"><text:span text:style-name="T1">4.</text:span></text:p>
          </draw:text-box>
        </draw:frame>
        <draw:frame draw:style-name="gr11" draw:text-style-name="P2" draw:layer="layout" svg:width="0.387cm" svg:height="0.433cm" svg:x="2.841cm" svg:y="14.92cm">
          <draw:text-box>
            <text:p text:style-name="P1"><text:span text:style-name="T4"><text:s/></text:span></text:p>
          </draw:text-box>
        </draw:frame>
        <draw:frame draw:style-name="gr16" draw:text-style-name="P2" draw:layer="layout" svg:width="9.599cm" svg:height="0.53cm" svg:x="3.177cm" svg:y="14.856cm">
          <draw:text-box>
            <text:p text:style-name="P1"><text:span text:style-name="T1">Include evidence of the tests </text:span><text:span text:style-name="T5">(screenshots are OK) </text:span></text:p>
          </draw:text-box>
        </draw:frame>
        <draw:frame draw:style-name="gr9" draw:text-style-name="P2" draw:layer="layout" svg:width="0.387cm" svg:height="0.53cm" svg:x="2.541cm" svg:y="15.65cm">
          <draw:text-box>
            <text:p text:style-name="P1"><text:span text:style-name="T2"><text:s/></text:span></text:p>
          </draw:text-box>
        </draw:frame>
        <draw:frame draw:style-name="gr9" draw:text-style-name="P2" draw:layer="layout" svg:width="0.387cm" svg:height="0.53cm" svg:x="2.541cm" svg:y="16.444cm">
          <draw:text-box>
            <text:p text:style-name="P1"><text:span text:style-name="T2"><text:s/></text:span></text:p>
          </draw:text-box>
        </draw:frame>
        <draw:frame draw:style-name="gr17" draw:text-style-name="P2" draw:layer="layout" svg:width="4.858cm" svg:height="0.53cm" svg:x="2.541cm" svg:y="17.238cm">
          <draw:text-box>
            <text:p text:style-name="P1"><text:span text:style-name="T1">Reflection and Feedback </text:span></text:p>
          </draw:text-box>
        </draw:frame>
        <draw:frame draw:style-name="gr9" draw:text-style-name="P2" draw:layer="layout" svg:width="0.387cm" svg:height="0.53cm" svg:x="2.541cm" svg:y="18.032cm">
          <draw:text-box>
            <text:p text:style-name="P1"><text:span text:style-name="T2">5.</text:span></text:p>
          </draw:text-box>
        </draw:frame>
        <draw:frame draw:style-name="gr11" draw:text-style-name="P2" draw:layer="layout" svg:width="0.387cm" svg:height="0.433cm" svg:x="2.832cm" svg:y="18.096cm">
          <draw:text-box>
            <text:p text:style-name="P1"><text:span text:style-name="T6"><text:s/></text:span></text:p>
          </draw:text-box>
        </draw:frame>
        <draw:frame draw:style-name="gr18" draw:text-style-name="P2" draw:layer="layout" svg:width="16.402cm" svg:height="0.53cm" svg:x="3.177cm" svg:y="18.032cm">
          <draw:text-box>
            <text:p text:style-name="P1"><text:span text:style-name="T1">What was the most important thing you learned from this assessment? </text:span><text:span text:style-name="T3">(&lt; 200 words) </text:span></text:p>
          </draw:text-box>
        </draw:frame>
        <draw:frame draw:style-name="gr19" draw:text-style-name="P2" draw:layer="layout" svg:width="15.403cm" svg:height="0.53cm" svg:x="3.177cm" svg:y="18.543cm">
          <draw:text-box>
            <text:p text:style-name="P1"><text:span text:style-name="T3">Eg: I learned that If you don't think every day is a good day - try missing a few. You'll see. </text:span></text:p>
          </draw:text-box>
        </draw:frame>
        <draw:frame draw:style-name="gr9" draw:text-style-name="P2" draw:layer="layout" svg:width="0.387cm" svg:height="0.53cm" svg:x="2.541cm" svg:y="19.338cm">
          <draw:text-box>
            <text:p text:style-name="P1"><text:span text:style-name="T2"><text:s/></text:span></text:p>
          </draw:text-box>
        </draw:frame>
        <draw:frame draw:style-name="gr9" draw:text-style-name="P2" draw:layer="layout" svg:width="0.387cm" svg:height="0.53cm" svg:x="2.541cm" svg:y="20.132cm">
          <draw:text-box>
            <text:p text:style-name="P1"><text:span text:style-name="T2">6.</text:span></text:p>
          </draw:text-box>
        </draw:frame>
        <draw:frame draw:style-name="gr11" draw:text-style-name="P2" draw:layer="layout" svg:width="0.387cm" svg:height="0.433cm" svg:x="2.832cm" svg:y="20.195cm">
          <draw:text-box>
            <text:p text:style-name="P1"><text:span text:style-name="T6"><text:s/></text:span></text:p>
          </draw:text-box>
        </draw:frame>
        <draw:frame draw:style-name="gr20" draw:text-style-name="P2" draw:layer="layout" svg:width="18.21cm" svg:height="0.53cm" svg:x="3.177cm" svg:y="20.132cm">
          <draw:text-box>
            <text:p text:style-name="P1"><text:span text:style-name="T1">What was the most challenging aspect of this assessment and how did you approach it? </text:span><text:span text:style-name="T3">(&lt;200 </text:span></text:p>
          </draw:text-box>
        </draw:frame>
        <draw:frame draw:style-name="gr21" draw:text-style-name="P2" draw:layer="layout" svg:width="1.264cm" svg:height="0.53cm" svg:x="3.177cm" svg:y="20.643cm">
          <draw:text-box>
            <text:p text:style-name="P1"><text:span text:style-name="T3">words) </text:span></text:p>
          </draw:text-box>
        </draw:frame>
        <draw:frame draw:style-name="gr22" draw:text-style-name="P2" draw:layer="layout" svg:width="16.601cm" svg:height="0.53cm" svg:x="3.177cm" svg:y="21.155cm">
          <draw:text-box>
            <text:p text:style-name="P1"><text:span text:style-name="T3">Eg: I started painting as a hobby when I was little. I didn't know I had any talent. I believe talent </text:span></text:p>
          </draw:text-box>
        </draw:frame>
        <draw:frame draw:style-name="gr23" draw:text-style-name="P2" draw:layer="layout" svg:width="4.434cm" svg:height="0.53cm" svg:x="3.177cm" svg:y="21.667cm">
          <draw:text-box>
            <text:p text:style-name="P1"><text:span text:style-name="T3">is just a pursued interest. </text:span></text:p>
          </draw:text-box>
        </draw:frame>
        <draw:frame draw:style-name="gr9" draw:text-style-name="P2" draw:layer="layout" svg:width="0.387cm" svg:height="0.53cm" svg:x="2.541cm" svg:y="22.461cm">
          <draw:text-box>
            <text:p text:style-name="P1"><text:span text:style-name="T2"><text:s/></text:span></text:p>
          </draw:text-box>
        </draw:frame>
        <draw:frame draw:style-name="gr9" draw:text-style-name="P2" draw:layer="layout" svg:width="0.387cm" svg:height="0.53cm" svg:x="2.541cm" svg:y="23.255cm">
          <draw:text-box>
            <text:p text:style-name="P1"><text:span text:style-name="T1">7.</text:span></text:p>
          </draw:text-box>
        </draw:frame>
        <draw:frame draw:style-name="gr11" draw:text-style-name="P2" draw:layer="layout" svg:width="0.387cm" svg:height="0.433cm" svg:x="2.841cm" svg:y="23.318cm">
          <draw:text-box>
            <text:p text:style-name="P1"><text:span text:style-name="T4"><text:s/></text:span></text:p>
          </draw:text-box>
        </draw:frame>
        <draw:frame draw:style-name="gr24" draw:text-style-name="P2" draw:layer="layout" svg:width="14.819cm" svg:height="0.53cm" svg:x="3.177cm" svg:y="23.255cm">
          <draw:text-box>
            <text:p text:style-name="P1"><text:span text:style-name="T1">What would you particularly like to receive feedback on in this assessment? </text:span></text:p>
          </draw:text-box>
        </draw:frame>
        <draw:frame draw:style-name="gr9" draw:text-style-name="P2" draw:layer="layout" svg:width="0.387cm" svg:height="0.53cm" svg:x="2.541cm" svg:y="24.049cm">
          <draw:text-box>
            <text:p text:style-name="P1"><text:span text:style-name="T2"><text:s/></text:span></text:p>
          </draw:text-box>
        </draw:frame>
        <draw:frame draw:style-name="gr9" draw:text-style-name="P2" draw:layer="layout" svg:width="0.387cm" svg:height="0.53cm" svg:x="2.541cm" svg:y="24.842cm">
          <draw:text-box>
            <text:p text:style-name="P1"><text:span text:style-name="T2"><text:s/></text:span></text:p>
          </draw:text-box>
        </draw:frame>
        <draw:frame draw:style-name="gr9" draw:text-style-name="P2" draw:layer="layout" svg:width="0.387cm" svg:height="0.53cm" svg:x="2.541cm" svg:y="25.637cm">
          <draw:text-box>
            <text:p text:style-name="P1"><text:span text:style-name="T2"><text:s/></text:span></text:p>
          </draw:text-box>
        </draw:frame>
        <draw:frame draw:style-name="gr9" draw:text-style-name="P2" draw:layer="layout" svg:width="0.387cm" svg:height="0.53cm" svg:x="2.541cm" svg:y="26.431cm">
          <draw:text-box>
            <text:p text:style-name="P1"><text:span text:style-name="T2"><text:s/></text:span></text:p>
          </draw:text-box>
        </draw:frame>
        <draw:frame draw:style-name="gr25" draw:text-style-name="P4" draw:layer="layout" svg:width="3.571cm" svg:height="0.585cm" svg:x="4.101cm" svg:y="4.876cm">
          <draw:text-box>
            <text:p><text:span text:style-name="T7">Callum Tomkins</text:span></text:p>
          </draw:text-box>
        </draw:frame>
        <draw:frame draw:style-name="gr26" draw:text-style-name="P4" draw:layer="layout" svg:width="2.119cm" svg:height="0.585cm" svg:x="4.782cm" svg:y="5.671cm">
          <draw:text-box>
            <text:p><text:span text:style-name="T7">28070874</text:span></text:p>
          </draw:text-box>
        </draw:frame>
        <draw:frame draw:style-name="gr27" draw:text-style-name="P4" draw:layer="layout" svg:width="7.982cm" svg:height="0.585cm" svg:x="6.597cm" svg:y="6.466cm">
          <draw:text-box>
            <text:p><text:span text:style-name="T7">https://github.com/CallumCPP/OOP2</text:span></text:p>
          </draw:text-box>
        </draw:frame>
        <draw:frame draw:style-name="gr28" draw:text-style-name="P6" draw:layer="layout" svg:width="1.048cm" svg:height="0.433cm" svg:x="3.134cm" svg:y="10.319cm">
          <draw:text-box>
            <text:p text:style-name="P5"><text:span text:style-name="T8">Page 4</text:span></text:p>
          </draw:text-box>
        </draw:frame>
      </draw:page>
      <draw:page draw:name="page2" draw:style-name="dp1" draw:master-page-name="master-page28">
        <draw:polygon draw:style-name="gr2" draw:text-style-name="P3" draw:layer="layout" svg:width="3.786cm" svg:height="0.027cm" svg:x="2.54cm" svg:y="2.955cm" svg:viewBox="0 0 3787 28" draw:points="0,28 3787,28 3787,0 0,0">
          <text:p/>
        </draw:polygon>
        <draw:frame draw:style-name="gr29" draw:text-style-name="P2" draw:layer="layout" svg:width="4.713cm" svg:height="0.53cm" svg:x="2.541cm" svg:y="2.497cm">
          <draw:text-box>
            <text:p text:style-name="P1"><text:span text:style-name="T1"><text:s/></text:span><text:span text:style-name="T1">Assignment 2 Checklist </text:span></text:p>
          </draw:text-box>
        </draw:frame>
        <draw:frame draw:style-name="gr30" draw:text-style-name="P2" draw:layer="layout" svg:width="17.405cm" svg:height="0.53cm" svg:x="2.541cm" svg:y="3.29cm">
          <draw:text-box>
            <text:p text:style-name="P1"><text:span text:style-name="T2">All of the elements in a section must be checked for it to be considered for that grade (this isn’t </text:span></text:p>
          </draw:text-box>
        </draw:frame>
        <draw:frame draw:style-name="gr31" draw:text-style-name="P2" draw:layer="layout" svg:width="17.575cm" svg:height="0.53cm" svg:x="2.541cm" svg:y="3.802cm">
          <draw:text-box>
            <text:p text:style-name="P1"><text:span text:style-name="T2">guaranteed though). All previous elements must also be complete for a grade to be considered. </text:span></text:p>
          </draw:text-box>
        </draw:frame>
        <draw:frame draw:style-name="gr9" draw:text-style-name="P2" draw:layer="layout" svg:width="0.387cm" svg:height="0.53cm" svg:x="2.541cm" svg:y="4.596cm">
          <draw:text-box>
            <text:p text:style-name="P1"><text:span text:style-name="T2"><text:s/></text:span></text:p>
          </draw:text-box>
        </draw:frame>
        <draw:frame draw:style-name="gr32" draw:text-style-name="P2" draw:layer="layout" svg:width="2.779cm" svg:height="0.53cm" svg:x="2.541cm" svg:y="5.39cm">
          <draw:text-box>
            <text:p text:style-name="P1"><text:span text:style-name="T2">Pass standard: </text:span></text:p>
          </draw:text-box>
        </draw:frame>
        <draw:frame draw:style-name="gr33" draw:text-style-name="P2" draw:layer="layout" svg:width="5.332cm" svg:height="0.53cm" svg:x="2.744cm" svg:y="6.202cm">
          <draw:text-box>
            <text:p text:style-name="P1"><text:span text:style-name="T2">The code compiles and runs. </text:span></text:p>
          </draw:text-box>
        </draw:frame>
        <draw:polygon draw:style-name="gr2" draw:text-style-name="P3" draw:layer="layout" svg:width="0.018cm" svg:height="0.017cm" svg:x="2.54cm" svg:y="6.228cm" svg:viewBox="0 0 19 18" draw:points="0,18 19,18 19,0 0,0">
          <text:p/>
        </draw:polygon>
        <draw:polygon draw:style-name="gr2" draw:text-style-name="P3" draw:layer="layout" svg:width="0.018cm" svg:height="0.017cm" svg:x="2.54cm" svg:y="6.228cm" svg:viewBox="0 0 19 18" draw:points="0,18 19,18 19,0 0,0">
          <text:p/>
        </draw:polygon>
        <draw:polygon draw:style-name="gr2" draw:text-style-name="P3" draw:layer="layout" svg:width="12.229cm" svg:height="0.017cm" svg:x="2.558cm" svg:y="6.228cm" svg:viewBox="0 0 12230 18" draw:points="0,18 12230,18 12230,0 0,0">
          <text:p/>
        </draw:polygon>
        <draw:polygon draw:style-name="gr2" draw:text-style-name="P3" draw:layer="layout" svg:width="0.018cm" svg:height="0.017cm" svg:x="14.787cm" svg:y="6.228cm" svg:viewBox="0 0 19 18" draw:points="0,18 19,18 19,0 0,0">
          <text:p/>
        </draw:polygon>
        <draw:polygon draw:style-name="gr2" draw:text-style-name="P3" draw:layer="layout" svg:width="1.482cm" svg:height="0.017cm" svg:x="14.805cm" svg:y="6.228cm" svg:viewBox="0 0 1483 18" draw:points="0,18 1483,18 1483,0 0,0">
          <text:p/>
        </draw:polygon>
        <draw:polygon draw:style-name="gr2" draw:text-style-name="P3" draw:layer="layout" svg:width="0.018cm" svg:height="0.017cm" svg:x="16.287cm" svg:y="6.228cm" svg:viewBox="0 0 19 18" draw:points="0,18 19,18 19,0 0,0">
          <text:p/>
        </draw:polygon>
        <draw:polygon draw:style-name="gr2" draw:text-style-name="P3" draw:layer="layout" svg:width="0.018cm" svg:height="0.017cm" svg:x="16.287cm" svg:y="6.228cm" svg:viewBox="0 0 19 18" draw:points="0,18 19,18 19,0 0,0">
          <text:p/>
        </draw:polygon>
        <draw:polygon draw:style-name="gr2" draw:text-style-name="P3" draw:layer="layout" svg:width="0.018cm" svg:height="0.997cm" svg:x="2.54cm" svg:y="6.245cm" svg:viewBox="0 0 19 998" draw:points="0,998 19,998 19,0 0,0">
          <text:p/>
        </draw:polygon>
        <draw:polygon draw:style-name="gr2" draw:text-style-name="P3" draw:layer="layout" svg:width="0.018cm" svg:height="0.997cm" svg:x="14.787cm" svg:y="6.245cm" svg:viewBox="0 0 19 998" draw:points="0,998 19,998 19,0 0,0">
          <text:p/>
        </draw:polygon>
        <draw:polygon draw:style-name="gr2" draw:text-style-name="P3" draw:layer="layout" svg:width="0.018cm" svg:height="0.997cm" svg:x="16.287cm" svg:y="6.245cm" svg:viewBox="0 0 19 998" draw:points="0,998 19,998 19,0 0,0">
          <text:p/>
        </draw:polygon>
        <draw:frame draw:style-name="gr9" draw:text-style-name="P2" draw:layer="layout" svg:width="0.387cm" svg:height="0.53cm" svg:x="15.293cm" svg:y="6.466cm">
          <draw:text-box>
            <text:p text:style-name="P1"><text:span text:style-name="T2"><text:s/></text:span><text:span text:style-name="T2">Y</text:span></text:p>
          </draw:text-box>
        </draw:frame>
        <draw:frame draw:style-name="gr34" draw:text-style-name="P2" draw:layer="layout" svg:width="7.923cm" svg:height="0.53cm" svg:x="2.744cm" svg:y="7.217cm">
          <draw:text-box>
            <text:p text:style-name="P1"><text:span text:style-name="T2">Die, Game and Testing classes are created. </text:span></text:p>
          </draw:text-box>
        </draw:frame>
        <draw:polygon draw:style-name="gr2" draw:text-style-name="P3" draw:layer="layout" svg:width="0.018cm" svg:height="0.018cm" svg:x="2.54cm" svg:y="7.242cm" svg:viewBox="0 0 19 19" draw:points="0,19 19,19 19,0 0,0">
          <text:p/>
        </draw:polygon>
        <draw:polygon draw:style-name="gr2" draw:text-style-name="P3" draw:layer="layout" svg:width="12.229cm" svg:height="0.018cm" svg:x="2.558cm" svg:y="7.242cm" svg:viewBox="0 0 12230 19" draw:points="0,19 12230,19 12230,0 0,0">
          <text:p/>
        </draw:polygon>
        <draw:polygon draw:style-name="gr2" draw:text-style-name="P3" draw:layer="layout" svg:width="0.018cm" svg:height="0.018cm" svg:x="14.787cm" svg:y="7.242cm" svg:viewBox="0 0 19 19" draw:points="0,19 19,19 19,0 0,0">
          <text:p/>
        </draw:polygon>
        <draw:polygon draw:style-name="gr2" draw:text-style-name="P3" draw:layer="layout" svg:width="1.482cm" svg:height="0.018cm" svg:x="14.805cm" svg:y="7.242cm" svg:viewBox="0 0 1483 19" draw:points="0,19 1483,19 1483,0 0,0">
          <text:p/>
        </draw:polygon>
        <draw:polygon draw:style-name="gr2" draw:text-style-name="P3" draw:layer="layout" svg:width="0.018cm" svg:height="0.018cm" svg:x="16.287cm" svg:y="7.242cm" svg:viewBox="0 0 19 19" draw:points="0,19 19,19 19,0 0,0">
          <text:p/>
        </draw:polygon>
        <draw:polygon draw:style-name="gr2" draw:text-style-name="P3" draw:layer="layout" svg:width="0.018cm" svg:height="1.007cm" svg:x="2.54cm" svg:y="7.259cm" svg:viewBox="0 0 19 1008" draw:points="0,1008 19,1008 19,0 0,0">
          <text:p/>
        </draw:polygon>
        <draw:polygon draw:style-name="gr2" draw:text-style-name="P3" draw:layer="layout" svg:width="0.018cm" svg:height="1.007cm" svg:x="14.787cm" svg:y="7.259cm" svg:viewBox="0 0 19 1008" draw:points="0,1008 19,1008 19,0 0,0">
          <text:p/>
        </draw:polygon>
        <draw:polygon draw:style-name="gr2" draw:text-style-name="P3" draw:layer="layout" svg:width="0.018cm" svg:height="1.007cm" svg:x="16.287cm" svg:y="7.259cm" svg:viewBox="0 0 19 1008" draw:points="0,1008 19,1008 19,0 0,0">
          <text:p/>
        </draw:polygon>
        <draw:frame draw:style-name="gr9" draw:text-style-name="P2" draw:layer="layout" svg:width="0.387cm" svg:height="0.53cm" svg:x="15.295cm" svg:y="7.482cm">
          <draw:text-box>
            <text:p text:style-name="P1"><text:span text:style-name="T2"><text:s/></text:span><text:span text:style-name="T2">Y</text:span></text:p>
          </draw:text-box>
        </draw:frame>
        <draw:frame draw:style-name="gr35" draw:text-style-name="P2" draw:layer="layout" svg:width="7.804cm" svg:height="0.53cm" svg:x="2.744cm" svg:y="8.231cm">
          <draw:text-box>
            <text:p text:style-name="P1"><text:span text:style-name="T2">Object instantiation, method calls evident. </text:span></text:p>
          </draw:text-box>
        </draw:frame>
        <draw:polygon draw:style-name="gr2" draw:text-style-name="P3" draw:layer="layout" svg:width="0.018cm" svg:height="0.018cm" svg:x="2.54cm" svg:y="8.266cm" svg:viewBox="0 0 19 19" draw:points="0,19 19,19 19,0 0,0">
          <text:p/>
        </draw:polygon>
        <draw:polygon draw:style-name="gr2" draw:text-style-name="P3" draw:layer="layout" svg:width="12.229cm" svg:height="0.018cm" svg:x="2.558cm" svg:y="8.266cm" svg:viewBox="0 0 12230 19" draw:points="0,19 12230,19 12230,0 0,0">
          <text:p/>
        </draw:polygon>
        <draw:polygon draw:style-name="gr2" draw:text-style-name="P3" draw:layer="layout" svg:width="0.018cm" svg:height="0.018cm" svg:x="14.787cm" svg:y="8.266cm" svg:viewBox="0 0 19 19" draw:points="0,19 19,19 19,0 0,0">
          <text:p/>
        </draw:polygon>
        <draw:polygon draw:style-name="gr2" draw:text-style-name="P3" draw:layer="layout" svg:width="1.482cm" svg:height="0.018cm" svg:x="14.805cm" svg:y="8.266cm" svg:viewBox="0 0 1483 19" draw:points="0,19 1483,19 1483,0 0,0">
          <text:p/>
        </draw:polygon>
        <draw:polygon draw:style-name="gr2" draw:text-style-name="P3" draw:layer="layout" svg:width="0.018cm" svg:height="0.018cm" svg:x="16.287cm" svg:y="8.266cm" svg:viewBox="0 0 19 19" draw:points="0,19 19,19 19,0 0,0">
          <text:p/>
        </draw:polygon>
        <draw:polygon draw:style-name="gr2" draw:text-style-name="P3" draw:layer="layout" svg:width="0.018cm" svg:height="0.996cm" svg:x="2.54cm" svg:y="8.284cm" svg:viewBox="0 0 19 997" draw:points="0,997 19,997 19,0 0,0">
          <text:p/>
        </draw:polygon>
        <draw:polygon draw:style-name="gr2" draw:text-style-name="P3" draw:layer="layout" svg:width="0.018cm" svg:height="0.996cm" svg:x="14.787cm" svg:y="8.284cm" svg:viewBox="0 0 19 997" draw:points="0,997 19,997 19,0 0,0">
          <text:p/>
        </draw:polygon>
        <draw:polygon draw:style-name="gr2" draw:text-style-name="P3" draw:layer="layout" svg:width="0.018cm" svg:height="0.996cm" svg:x="16.287cm" svg:y="8.284cm" svg:viewBox="0 0 19 997" draw:points="0,997 19,997 19,0 0,0">
          <text:p/>
        </draw:polygon>
        <draw:frame draw:style-name="gr9" draw:text-style-name="P2" draw:layer="layout" svg:width="0.387cm" svg:height="0.53cm" svg:x="14.991cm" svg:y="8.231cm">
          <draw:text-box>
            <text:p text:style-name="P1"><text:span text:style-name="T2"><text:s/></text:span></text:p>
          </draw:text-box>
        </draw:frame>
        <draw:frame draw:style-name="gr36" draw:text-style-name="P2" draw:layer="layout" svg:width="5.289cm" svg:height="0.53cm" svg:x="2.744cm" svg:y="9.254cm">
          <draw:text-box>
            <text:p text:style-name="P1"><text:span text:style-name="T2">Sevens Out game is created. </text:span></text:p>
          </draw:text-box>
        </draw:frame>
        <draw:polygon draw:style-name="gr2" draw:text-style-name="P3" draw:layer="layout" svg:width="0.018cm" svg:height="0.018cm" svg:x="2.54cm" svg:y="9.28cm" svg:viewBox="0 0 19 19" draw:points="0,19 19,19 19,0 0,0">
          <text:p/>
        </draw:polygon>
        <draw:polygon draw:style-name="gr2" draw:text-style-name="P3" draw:layer="layout" svg:width="12.229cm" svg:height="0.018cm" svg:x="2.558cm" svg:y="9.28cm" svg:viewBox="0 0 12230 19" draw:points="0,19 12230,19 12230,0 0,0">
          <text:p/>
        </draw:polygon>
        <draw:polygon draw:style-name="gr2" draw:text-style-name="P3" draw:layer="layout" svg:width="0.018cm" svg:height="0.018cm" svg:x="14.787cm" svg:y="9.28cm" svg:viewBox="0 0 19 19" draw:points="0,19 19,19 19,0 0,0">
          <text:p/>
        </draw:polygon>
        <draw:polygon draw:style-name="gr2" draw:text-style-name="P3" draw:layer="layout" svg:width="1.482cm" svg:height="0.018cm" svg:x="14.805cm" svg:y="9.28cm" svg:viewBox="0 0 1483 19" draw:points="0,19 1483,19 1483,0 0,0">
          <text:p/>
        </draw:polygon>
        <draw:polygon draw:style-name="gr2" draw:text-style-name="P3" draw:layer="layout" svg:width="0.018cm" svg:height="0.018cm" svg:x="16.287cm" svg:y="9.28cm" svg:viewBox="0 0 19 19" draw:points="0,19 19,19 19,0 0,0">
          <text:p/>
        </draw:polygon>
        <draw:polygon draw:style-name="gr2" draw:text-style-name="P3" draw:layer="layout" svg:width="0.018cm" svg:height="0.997cm" svg:x="2.54cm" svg:y="9.298cm" svg:viewBox="0 0 19 998" draw:points="0,998 19,998 19,0 0,0">
          <text:p/>
        </draw:polygon>
        <draw:polygon draw:style-name="gr2" draw:text-style-name="P3" draw:layer="layout" svg:width="0.018cm" svg:height="0.997cm" svg:x="14.787cm" svg:y="9.298cm" svg:viewBox="0 0 19 998" draw:points="0,998 19,998 19,0 0,0">
          <text:p/>
        </draw:polygon>
        <draw:polygon draw:style-name="gr2" draw:text-style-name="P3" draw:layer="layout" svg:width="0.018cm" svg:height="0.997cm" svg:x="16.287cm" svg:y="9.298cm" svg:viewBox="0 0 19 998" draw:points="0,998 19,998 19,0 0,0">
          <text:p/>
        </draw:polygon>
        <draw:frame draw:style-name="gr9" draw:text-style-name="P2" draw:layer="layout" svg:width="0.387cm" svg:height="0.53cm" svg:x="14.991cm" svg:y="9.254cm">
          <draw:text-box>
            <text:p text:style-name="P1"><text:span text:style-name="T2"><text:s/></text:span></text:p>
          </draw:text-box>
        </draw:frame>
        <draw:frame draw:style-name="gr37" draw:text-style-name="P2" draw:layer="layout" svg:width="4.684cm" svg:height="0.53cm" svg:x="2.744cm" svg:y="10.269cm">
          <draw:text-box>
            <text:p text:style-name="P1"><text:span text:style-name="T2">The Testing class is used. </text:span></text:p>
          </draw:text-box>
        </draw:frame>
        <draw:polygon draw:style-name="gr2" draw:text-style-name="P3" draw:layer="layout" svg:width="0.018cm" svg:height="0.017cm" svg:x="2.54cm" svg:y="10.295cm" svg:viewBox="0 0 19 18" draw:points="0,18 19,18 19,0 0,0">
          <text:p/>
        </draw:polygon>
        <draw:polygon draw:style-name="gr2" draw:text-style-name="P3" draw:layer="layout" svg:width="12.229cm" svg:height="0.017cm" svg:x="2.558cm" svg:y="10.295cm" svg:viewBox="0 0 12230 18" draw:points="0,18 12230,18 12230,0 0,0">
          <text:p/>
        </draw:polygon>
        <draw:polygon draw:style-name="gr2" draw:text-style-name="P3" draw:layer="layout" svg:width="0.018cm" svg:height="0.017cm" svg:x="14.787cm" svg:y="10.295cm" svg:viewBox="0 0 19 18" draw:points="0,18 19,18 19,0 0,0">
          <text:p/>
        </draw:polygon>
        <draw:polygon draw:style-name="gr2" draw:text-style-name="P3" draw:layer="layout" svg:width="1.482cm" svg:height="0.017cm" svg:x="14.805cm" svg:y="10.295cm" svg:viewBox="0 0 1483 18" draw:points="0,18 1483,18 1483,0 0,0">
          <text:p/>
        </draw:polygon>
        <draw:polygon draw:style-name="gr2" draw:text-style-name="P3" draw:layer="layout" svg:width="0.018cm" svg:height="0.017cm" svg:x="16.287cm" svg:y="10.295cm" svg:viewBox="0 0 19 18" draw:points="0,18 19,18 19,0 0,0">
          <text:p/>
        </draw:polygon>
        <draw:polygon draw:style-name="gr2" draw:text-style-name="P3" draw:layer="layout" svg:width="0.018cm" svg:height="1.006cm" svg:x="2.54cm" svg:y="10.312cm" svg:viewBox="0 0 19 1007" draw:points="0,1007 19,1007 19,0 0,0">
          <text:p/>
        </draw:polygon>
        <draw:polygon draw:style-name="gr2" draw:text-style-name="P3" draw:layer="layout" svg:width="0.018cm" svg:height="1.006cm" svg:x="14.787cm" svg:y="10.312cm" svg:viewBox="0 0 19 1007" draw:points="0,1007 19,1007 19,0 0,0">
          <text:p/>
        </draw:polygon>
        <draw:polygon draw:style-name="gr2" draw:text-style-name="P3" draw:layer="layout" svg:width="0.018cm" svg:height="1.006cm" svg:x="16.287cm" svg:y="10.312cm" svg:viewBox="0 0 19 1007" draw:points="0,1007 19,1007 19,0 0,0">
          <text:p/>
        </draw:polygon>
        <draw:frame draw:style-name="gr9" draw:text-style-name="P2" draw:layer="layout" svg:width="0.387cm" svg:height="0.53cm" svg:x="14.991cm" svg:y="10.269cm">
          <draw:text-box>
            <text:p text:style-name="P1"><text:span text:style-name="T2"><text:s/></text:span></text:p>
          </draw:text-box>
        </draw:frame>
        <draw:frame draw:style-name="gr9" draw:text-style-name="P2" draw:layer="layout" svg:width="0.387cm" svg:height="0.53cm" svg:x="2.744cm" svg:y="11.292cm">
          <draw:text-box>
            <text:p text:style-name="P1"><text:span text:style-name="T2"><text:s/></text:span></text:p>
          </draw:text-box>
        </draw:frame>
        <draw:polygon draw:style-name="gr2" draw:text-style-name="P3" draw:layer="layout" svg:width="0.018cm" svg:height="0.018cm" svg:x="2.54cm" svg:y="11.318cm" svg:viewBox="0 0 19 19" draw:points="0,19 19,19 19,0 0,0">
          <text:p/>
        </draw:polygon>
        <draw:polygon draw:style-name="gr2" draw:text-style-name="P3" draw:layer="layout" svg:width="12.229cm" svg:height="0.018cm" svg:x="2.558cm" svg:y="11.318cm" svg:viewBox="0 0 12230 19" draw:points="0,19 12230,19 12230,0 0,0">
          <text:p/>
        </draw:polygon>
        <draw:polygon draw:style-name="gr2" draw:text-style-name="P3" draw:layer="layout" svg:width="0.018cm" svg:height="0.018cm" svg:x="14.787cm" svg:y="11.318cm" svg:viewBox="0 0 19 19" draw:points="0,19 19,19 19,0 0,0">
          <text:p/>
        </draw:polygon>
        <draw:polygon draw:style-name="gr2" draw:text-style-name="P3" draw:layer="layout" svg:width="1.482cm" svg:height="0.018cm" svg:x="14.805cm" svg:y="11.318cm" svg:viewBox="0 0 1483 19" draw:points="0,19 1483,19 1483,0 0,0">
          <text:p/>
        </draw:polygon>
        <draw:polygon draw:style-name="gr2" draw:text-style-name="P3" draw:layer="layout" svg:width="0.018cm" svg:height="0.018cm" svg:x="16.287cm" svg:y="11.318cm" svg:viewBox="0 0 19 19" draw:points="0,19 19,19 19,0 0,0">
          <text:p/>
        </draw:polygon>
        <draw:polygon draw:style-name="gr2" draw:text-style-name="P3" draw:layer="layout" svg:width="0.018cm" svg:height="0.997cm" svg:x="2.54cm" svg:y="11.336cm" svg:viewBox="0 0 19 998" draw:points="0,998 19,998 19,0 0,0">
          <text:p/>
        </draw:polygon>
        <draw:polygon draw:style-name="gr2" draw:text-style-name="P3" draw:layer="layout" svg:width="0.018cm" svg:height="0.997cm" svg:x="14.787cm" svg:y="11.336cm" svg:viewBox="0 0 19 998" draw:points="0,998 19,998 19,0 0,0">
          <text:p/>
        </draw:polygon>
        <draw:polygon draw:style-name="gr2" draw:text-style-name="P3" draw:layer="layout" svg:width="0.018cm" svg:height="0.997cm" svg:x="16.287cm" svg:y="11.336cm" svg:viewBox="0 0 19 998" draw:points="0,998 19,998 19,0 0,0">
          <text:p/>
        </draw:polygon>
        <draw:frame draw:style-name="gr9" draw:text-style-name="P2" draw:layer="layout" svg:width="0.387cm" svg:height="0.53cm" svg:x="14.991cm" svg:y="11.292cm">
          <draw:text-box>
            <text:p text:style-name="P1"><text:span text:style-name="T2"><text:s/></text:span></text:p>
          </draw:text-box>
        </draw:frame>
        <draw:frame draw:style-name="gr9" draw:text-style-name="P2" draw:layer="layout" svg:width="0.387cm" svg:height="0.53cm" svg:x="2.744cm" svg:y="12.306cm">
          <draw:text-box>
            <text:p text:style-name="P1"><text:span text:style-name="T2"><text:s/></text:span></text:p>
          </draw:text-box>
        </draw:frame>
        <draw:polygon draw:style-name="gr2" draw:text-style-name="P3" draw:layer="layout" svg:width="0.018cm" svg:height="0.017cm" svg:x="2.54cm" svg:y="12.333cm" svg:viewBox="0 0 19 18" draw:points="0,18 19,18 19,0 0,0">
          <text:p/>
        </draw:polygon>
        <draw:polygon draw:style-name="gr2" draw:text-style-name="P3" draw:layer="layout" svg:width="12.229cm" svg:height="0.017cm" svg:x="2.558cm" svg:y="12.333cm" svg:viewBox="0 0 12230 18" draw:points="0,18 12230,18 12230,0 0,0">
          <text:p/>
        </draw:polygon>
        <draw:polygon draw:style-name="gr2" draw:text-style-name="P3" draw:layer="layout" svg:width="0.018cm" svg:height="0.017cm" svg:x="14.787cm" svg:y="12.333cm" svg:viewBox="0 0 19 18" draw:points="0,18 19,18 19,0 0,0">
          <text:p/>
        </draw:polygon>
        <draw:polygon draw:style-name="gr2" draw:text-style-name="P3" draw:layer="layout" svg:width="1.482cm" svg:height="0.017cm" svg:x="14.805cm" svg:y="12.333cm" svg:viewBox="0 0 1483 18" draw:points="0,18 1483,18 1483,0 0,0">
          <text:p/>
        </draw:polygon>
        <draw:polygon draw:style-name="gr2" draw:text-style-name="P3" draw:layer="layout" svg:width="0.018cm" svg:height="0.017cm" svg:x="16.287cm" svg:y="12.333cm" svg:viewBox="0 0 19 18" draw:points="0,18 19,18 19,0 0,0">
          <text:p/>
        </draw:polygon>
        <draw:polygon draw:style-name="gr2" draw:text-style-name="P3" draw:layer="layout" svg:width="0.018cm" svg:height="1.006cm" svg:x="2.54cm" svg:y="12.35cm" svg:viewBox="0 0 19 1007" draw:points="0,1007 19,1007 19,0 0,0">
          <text:p/>
        </draw:polygon>
        <draw:polygon draw:style-name="gr2" draw:text-style-name="P3" draw:layer="layout" svg:width="0.018cm" svg:height="0.017cm" svg:x="2.54cm" svg:y="13.356cm" svg:viewBox="0 0 19 18" draw:points="0,18 19,18 19,0 0,0">
          <text:p/>
        </draw:polygon>
        <draw:polygon draw:style-name="gr2" draw:text-style-name="P3" draw:layer="layout" svg:width="0.018cm" svg:height="0.017cm" svg:x="2.54cm" svg:y="13.356cm" svg:viewBox="0 0 19 18" draw:points="0,18 19,18 19,0 0,0">
          <text:p/>
        </draw:polygon>
        <draw:polygon draw:style-name="gr2" draw:text-style-name="P3" draw:layer="layout" svg:width="12.229cm" svg:height="0.017cm" svg:x="2.558cm" svg:y="13.356cm" svg:viewBox="0 0 12230 18" draw:points="0,18 12230,18 12230,0 0,0">
          <text:p/>
        </draw:polygon>
        <draw:polygon draw:style-name="gr2" draw:text-style-name="P3" draw:layer="layout" svg:width="0.018cm" svg:height="1.006cm" svg:x="14.787cm" svg:y="12.35cm" svg:viewBox="0 0 19 1007" draw:points="0,1007 19,1007 19,0 0,0">
          <text:p/>
        </draw:polygon>
        <draw:polygon draw:style-name="gr2" draw:text-style-name="P3" draw:layer="layout" svg:width="0.018cm" svg:height="0.017cm" svg:x="14.787cm" svg:y="13.356cm" svg:viewBox="0 0 19 18" draw:points="0,18 19,18 19,0 0,0">
          <text:p/>
        </draw:polygon>
        <draw:polygon draw:style-name="gr2" draw:text-style-name="P3" draw:layer="layout" svg:width="1.482cm" svg:height="0.017cm" svg:x="14.805cm" svg:y="13.356cm" svg:viewBox="0 0 1483 18" draw:points="0,18 1483,18 1483,0 0,0">
          <text:p/>
        </draw:polygon>
        <draw:polygon draw:style-name="gr2" draw:text-style-name="P3" draw:layer="layout" svg:width="0.018cm" svg:height="1.006cm" svg:x="16.287cm" svg:y="12.35cm" svg:viewBox="0 0 19 1007" draw:points="0,1007 19,1007 19,0 0,0">
          <text:p/>
        </draw:polygon>
        <draw:polygon draw:style-name="gr2" draw:text-style-name="P3" draw:layer="layout" svg:width="0.018cm" svg:height="0.017cm" svg:x="16.287cm" svg:y="13.356cm" svg:viewBox="0 0 19 18" draw:points="0,18 19,18 19,0 0,0">
          <text:p/>
        </draw:polygon>
        <draw:polygon draw:style-name="gr2" draw:text-style-name="P3" draw:layer="layout" svg:width="0.018cm" svg:height="0.017cm" svg:x="16.287cm" svg:y="13.356cm" svg:viewBox="0 0 19 18" draw:points="0,18 19,18 19,0 0,0">
          <text:p/>
        </draw:polygon>
        <draw:frame draw:style-name="gr9" draw:text-style-name="P2" draw:layer="layout" svg:width="0.387cm" svg:height="0.53cm" svg:x="14.991cm" svg:y="12.306cm">
          <draw:text-box>
            <text:p text:style-name="P1"><text:span text:style-name="T2"><text:s/></text:span></text:p>
          </draw:text-box>
        </draw:frame>
        <draw:frame draw:style-name="gr9" draw:text-style-name="P2" draw:layer="layout" svg:width="0.387cm" svg:height="0.53cm" svg:x="2.541cm" svg:y="13.33cm">
          <draw:text-box>
            <text:p text:style-name="P1"><text:span text:style-name="T2"><text:s/></text:span></text:p>
          </draw:text-box>
        </draw:frame>
        <draw:frame draw:style-name="gr38" draw:text-style-name="P2" draw:layer="layout" svg:width="2.5cm" svg:height="0.53cm" svg:x="2.541cm" svg:y="14.124cm">
          <draw:text-box>
            <text:p text:style-name="P1"><text:span text:style-name="T2">2:2 standard: </text:span></text:p>
          </draw:text-box>
        </draw:frame>
        <draw:frame draw:style-name="gr39" draw:text-style-name="P2" draw:layer="layout" svg:width="12.067cm" svg:height="0.53cm" svg:x="2.744cm" svg:y="14.926cm">
          <draw:text-box>
            <text:p text:style-name="P1"><text:span text:style-name="T2">The rules of the Sevens Out game, as specified, are implemented. </text:span></text:p>
          </draw:text-box>
        </draw:frame>
        <draw:polygon draw:style-name="gr2" draw:text-style-name="P3" draw:layer="layout" svg:width="0.018cm" svg:height="0.017cm" svg:x="2.54cm" svg:y="14.962cm" svg:viewBox="0 0 19 18" draw:points="0,18 19,18 19,0 0,0">
          <text:p/>
        </draw:polygon>
        <draw:polygon draw:style-name="gr2" draw:text-style-name="P3" draw:layer="layout" svg:width="0.018cm" svg:height="0.017cm" svg:x="2.54cm" svg:y="14.962cm" svg:viewBox="0 0 19 18" draw:points="0,18 19,18 19,0 0,0">
          <text:p/>
        </draw:polygon>
        <draw:polygon draw:style-name="gr2" draw:text-style-name="P3" draw:layer="layout" svg:width="12.229cm" svg:height="0.017cm" svg:x="2.558cm" svg:y="14.962cm" svg:viewBox="0 0 12230 18" draw:points="0,18 12230,18 12230,0 0,0">
          <text:p/>
        </draw:polygon>
        <draw:polygon draw:style-name="gr2" draw:text-style-name="P3" draw:layer="layout" svg:width="0.018cm" svg:height="0.017cm" svg:x="14.787cm" svg:y="14.962cm" svg:viewBox="0 0 19 18" draw:points="0,18 19,18 19,0 0,0">
          <text:p/>
        </draw:polygon>
        <draw:polygon draw:style-name="gr2" draw:text-style-name="P3" draw:layer="layout" svg:width="1.482cm" svg:height="0.017cm" svg:x="14.805cm" svg:y="14.962cm" svg:viewBox="0 0 1483 18" draw:points="0,18 1483,18 1483,0 0,0">
          <text:p/>
        </draw:polygon>
        <draw:polygon draw:style-name="gr2" draw:text-style-name="P3" draw:layer="layout" svg:width="0.018cm" svg:height="0.017cm" svg:x="16.287cm" svg:y="14.962cm" svg:viewBox="0 0 19 18" draw:points="0,18 19,18 19,0 0,0">
          <text:p/>
        </draw:polygon>
        <draw:polygon draw:style-name="gr2" draw:text-style-name="P3" draw:layer="layout" svg:width="0.018cm" svg:height="0.017cm" svg:x="16.287cm" svg:y="14.962cm" svg:viewBox="0 0 19 18" draw:points="0,18 19,18 19,0 0,0">
          <text:p/>
        </draw:polygon>
        <draw:polygon draw:style-name="gr2" draw:text-style-name="P3" draw:layer="layout" svg:width="0.018cm" svg:height="0.997cm" svg:x="2.54cm" svg:y="14.979cm" svg:viewBox="0 0 19 998" draw:points="0,998 19,998 19,0 0,0">
          <text:p/>
        </draw:polygon>
        <draw:polygon draw:style-name="gr2" draw:text-style-name="P3" draw:layer="layout" svg:width="0.018cm" svg:height="0.997cm" svg:x="14.787cm" svg:y="14.979cm" svg:viewBox="0 0 19 998" draw:points="0,998 19,998 19,0 0,0">
          <text:p/>
        </draw:polygon>
        <draw:polygon draw:style-name="gr2" draw:text-style-name="P3" draw:layer="layout" svg:width="0.018cm" svg:height="0.997cm" svg:x="16.287cm" svg:y="14.979cm" svg:viewBox="0 0 19 998" draw:points="0,998 19,998 19,0 0,0">
          <text:p/>
        </draw:polygon>
        <draw:frame draw:style-name="gr9" draw:text-style-name="P2" draw:layer="layout" svg:width="0.387cm" svg:height="0.53cm" svg:x="14.991cm" svg:y="14.926cm">
          <draw:text-box>
            <text:p text:style-name="P1"><text:span text:style-name="T2"><text:s/></text:span></text:p>
          </draw:text-box>
        </draw:frame>
        <draw:frame draw:style-name="gr40" draw:text-style-name="P2" draw:layer="layout" svg:width="13.566cm" svg:height="0.53cm" svg:x="2.744cm" svg:y="15.949cm">
          <draw:text-box>
            <text:p text:style-name="P1"><text:span text:style-name="T2">Application repeats or quits the game gracefully according to user choice. </text:span></text:p>
          </draw:text-box>
        </draw:frame>
        <draw:polygon draw:style-name="gr2" draw:text-style-name="P3" draw:layer="layout" svg:width="0.018cm" svg:height="0.017cm" svg:x="2.54cm" svg:y="15.976cm" svg:viewBox="0 0 19 18" draw:points="0,18 19,18 19,0 0,0">
          <text:p/>
        </draw:polygon>
        <draw:polygon draw:style-name="gr2" draw:text-style-name="P3" draw:layer="layout" svg:width="12.229cm" svg:height="0.017cm" svg:x="2.558cm" svg:y="15.976cm" svg:viewBox="0 0 12230 18" draw:points="0,18 12230,18 12230,0 0,0">
          <text:p/>
        </draw:polygon>
        <draw:polygon draw:style-name="gr2" draw:text-style-name="P3" draw:layer="layout" svg:width="0.018cm" svg:height="0.017cm" svg:x="14.787cm" svg:y="15.976cm" svg:viewBox="0 0 19 18" draw:points="0,18 19,18 19,0 0,0">
          <text:p/>
        </draw:polygon>
        <draw:polygon draw:style-name="gr2" draw:text-style-name="P3" draw:layer="layout" svg:width="1.482cm" svg:height="0.017cm" svg:x="14.805cm" svg:y="15.976cm" svg:viewBox="0 0 1483 18" draw:points="0,18 1483,18 1483,0 0,0">
          <text:p/>
        </draw:polygon>
        <draw:polygon draw:style-name="gr2" draw:text-style-name="P3" draw:layer="layout" svg:width="0.018cm" svg:height="0.017cm" svg:x="16.287cm" svg:y="15.976cm" svg:viewBox="0 0 19 18" draw:points="0,18 19,18 19,0 0,0">
          <text:p/>
        </draw:polygon>
        <draw:polygon draw:style-name="gr2" draw:text-style-name="P3" draw:layer="layout" svg:width="0.018cm" svg:height="0.997cm" svg:x="2.54cm" svg:y="15.994cm" svg:viewBox="0 0 19 998" draw:points="0,998 19,998 19,0 0,0">
          <text:p/>
        </draw:polygon>
        <draw:polygon draw:style-name="gr2" draw:text-style-name="P3" draw:layer="layout" svg:width="0.018cm" svg:height="0.997cm" svg:x="14.787cm" svg:y="15.994cm" svg:viewBox="0 0 19 998" draw:points="0,998 19,998 19,0 0,0">
          <text:p/>
        </draw:polygon>
        <draw:polygon draw:style-name="gr2" draw:text-style-name="P3" draw:layer="layout" svg:width="0.018cm" svg:height="0.997cm" svg:x="16.287cm" svg:y="15.994cm" svg:viewBox="0 0 19 998" draw:points="0,998 19,998 19,0 0,0">
          <text:p/>
        </draw:polygon>
        <draw:frame draw:style-name="gr9" draw:text-style-name="P2" draw:layer="layout" svg:width="0.387cm" svg:height="0.53cm" svg:x="14.991cm" svg:y="15.949cm">
          <draw:text-box>
            <text:p text:style-name="P1"><text:span text:style-name="T2"><text:s/></text:span></text:p>
          </draw:text-box>
        </draw:frame>
        <draw:frame draw:style-name="gr41" draw:text-style-name="P2" draw:layer="layout" svg:width="9.705cm" svg:height="0.53cm" svg:x="2.744cm" svg:y="16.965cm">
          <draw:text-box>
            <text:p text:style-name="P1"><text:span text:style-name="T2">Method calls from ‘Main’ to methods in other classes </text:span></text:p>
          </draw:text-box>
        </draw:frame>
        <draw:polygon draw:style-name="gr2" draw:text-style-name="P3" draw:layer="layout" svg:width="0.018cm" svg:height="0.019cm" svg:x="2.54cm" svg:y="16.991cm" svg:viewBox="0 0 19 20" draw:points="0,20 19,20 19,0 0,0">
          <text:p/>
        </draw:polygon>
        <draw:polygon draw:style-name="gr2" draw:text-style-name="P3" draw:layer="layout" svg:width="12.229cm" svg:height="0.019cm" svg:x="2.558cm" svg:y="16.991cm" svg:viewBox="0 0 12230 20" draw:points="0,20 12230,20 12230,0 0,0">
          <text:p/>
        </draw:polygon>
        <draw:polygon draw:style-name="gr2" draw:text-style-name="P3" draw:layer="layout" svg:width="0.018cm" svg:height="0.019cm" svg:x="14.787cm" svg:y="16.991cm" svg:viewBox="0 0 19 20" draw:points="0,20 19,20 19,0 0,0">
          <text:p/>
        </draw:polygon>
        <draw:polygon draw:style-name="gr2" draw:text-style-name="P3" draw:layer="layout" svg:width="1.482cm" svg:height="0.019cm" svg:x="14.805cm" svg:y="16.991cm" svg:viewBox="0 0 1483 20" draw:points="0,20 1483,20 1483,0 0,0">
          <text:p/>
        </draw:polygon>
        <draw:polygon draw:style-name="gr2" draw:text-style-name="P3" draw:layer="layout" svg:width="0.018cm" svg:height="0.019cm" svg:x="16.287cm" svg:y="16.991cm" svg:viewBox="0 0 19 20" draw:points="0,20 19,20 19,0 0,0">
          <text:p/>
        </draw:polygon>
        <draw:polygon draw:style-name="gr2" draw:text-style-name="P3" draw:layer="layout" svg:width="0.018cm" svg:height="1.005cm" svg:x="2.54cm" svg:y="17.009cm" svg:viewBox="0 0 19 1006" draw:points="0,1006 19,1006 19,0 0,0">
          <text:p/>
        </draw:polygon>
        <draw:polygon draw:style-name="gr2" draw:text-style-name="P3" draw:layer="layout" svg:width="0.018cm" svg:height="1.005cm" svg:x="14.787cm" svg:y="17.009cm" svg:viewBox="0 0 19 1006" draw:points="0,1006 19,1006 19,0 0,0">
          <text:p/>
        </draw:polygon>
        <draw:polygon draw:style-name="gr2" draw:text-style-name="P3" draw:layer="layout" svg:width="0.018cm" svg:height="1.005cm" svg:x="16.287cm" svg:y="17.009cm" svg:viewBox="0 0 19 1006" draw:points="0,1006 19,1006 19,0 0,0">
          <text:p/>
        </draw:polygon>
        <draw:frame draw:style-name="gr9" draw:text-style-name="P2" draw:layer="layout" svg:width="0.387cm" svg:height="0.53cm" svg:x="14.991cm" svg:y="16.965cm">
          <draw:text-box>
            <text:p text:style-name="P1"><text:span text:style-name="T2"><text:s/></text:span></text:p>
          </draw:text-box>
        </draw:frame>
        <draw:frame draw:style-name="gr42" draw:text-style-name="P2" draw:layer="layout" svg:width="13.058cm" svg:height="0.53cm" svg:x="2.744cm" svg:y="17.979cm">
          <draw:text-box>
            <text:p text:style-name="P1"><text:span text:style-name="T2">Error handling is evident, some errors are captured, such as erroneous </text:span></text:p>
          </draw:text-box>
        </draw:frame>
        <draw:frame draw:style-name="gr43" draw:text-style-name="P2" draw:layer="layout" svg:width="3.452cm" svg:height="0.53cm" svg:x="2.744cm" svg:y="18.455cm">
          <draw:text-box>
            <text:p text:style-name="P1"><text:span text:style-name="T2">input being made. </text:span></text:p>
          </draw:text-box>
        </draw:frame>
        <draw:polygon draw:style-name="gr2" draw:text-style-name="P3" draw:layer="layout" svg:width="0.018cm" svg:height="0.018cm" svg:x="2.54cm" svg:y="18.014cm" svg:viewBox="0 0 19 19" draw:points="0,19 19,19 19,0 0,0">
          <text:p/>
        </draw:polygon>
        <draw:polygon draw:style-name="gr2" draw:text-style-name="P3" draw:layer="layout" svg:width="12.229cm" svg:height="0.018cm" svg:x="2.558cm" svg:y="18.014cm" svg:viewBox="0 0 12230 19" draw:points="0,19 12230,19 12230,0 0,0">
          <text:p/>
        </draw:polygon>
        <draw:polygon draw:style-name="gr2" draw:text-style-name="P3" draw:layer="layout" svg:width="0.018cm" svg:height="0.018cm" svg:x="14.787cm" svg:y="18.014cm" svg:viewBox="0 0 19 19" draw:points="0,19 19,19 19,0 0,0">
          <text:p/>
        </draw:polygon>
        <draw:polygon draw:style-name="gr2" draw:text-style-name="P3" draw:layer="layout" svg:width="1.482cm" svg:height="0.018cm" svg:x="14.805cm" svg:y="18.014cm" svg:viewBox="0 0 1483 19" draw:points="0,19 1483,19 1483,0 0,0">
          <text:p/>
        </draw:polygon>
        <draw:polygon draw:style-name="gr2" draw:text-style-name="P3" draw:layer="layout" svg:width="0.018cm" svg:height="0.018cm" svg:x="16.287cm" svg:y="18.014cm" svg:viewBox="0 0 19 19" draw:points="0,19 19,19 19,0 0,0">
          <text:p/>
        </draw:polygon>
        <draw:polygon draw:style-name="gr2" draw:text-style-name="P3" draw:layer="layout" svg:width="0.018cm" svg:height="0.996cm" svg:x="2.54cm" svg:y="18.032cm" svg:viewBox="0 0 19 997" draw:points="0,997 19,997 19,0 0,0">
          <text:p/>
        </draw:polygon>
        <draw:polygon draw:style-name="gr2" draw:text-style-name="P3" draw:layer="layout" svg:width="0.018cm" svg:height="0.996cm" svg:x="14.787cm" svg:y="18.032cm" svg:viewBox="0 0 19 997" draw:points="0,997 19,997 19,0 0,0">
          <text:p/>
        </draw:polygon>
        <draw:polygon draw:style-name="gr2" draw:text-style-name="P3" draw:layer="layout" svg:width="0.018cm" svg:height="0.996cm" svg:x="16.287cm" svg:y="18.032cm" svg:viewBox="0 0 19 997" draw:points="0,997 19,997 19,0 0,0">
          <text:p/>
        </draw:polygon>
        <draw:frame draw:style-name="gr9" draw:text-style-name="P2" draw:layer="layout" svg:width="0.387cm" svg:height="0.53cm" svg:x="14.991cm" svg:y="17.979cm">
          <draw:text-box>
            <text:p text:style-name="P1"><text:span text:style-name="T2"><text:s/></text:span></text:p>
          </draw:text-box>
        </draw:frame>
        <draw:frame draw:style-name="gr44" draw:text-style-name="P2" draw:layer="layout" svg:width="7.119cm" svg:height="0.53cm" svg:x="2.744cm" svg:y="19.002cm">
          <draw:text-box>
            <text:p text:style-name="P1"><text:span text:style-name="T2">Class definitions show </text:span><text:span text:style-name="T1">encapsulation. </text:span></text:p>
          </draw:text-box>
        </draw:frame>
        <draw:polygon draw:style-name="gr2" draw:text-style-name="P3" draw:layer="layout" svg:width="0.018cm" svg:height="0.018cm" svg:x="2.54cm" svg:y="19.028cm" svg:viewBox="0 0 19 19" draw:points="0,19 19,19 19,0 0,0">
          <text:p/>
        </draw:polygon>
        <draw:polygon draw:style-name="gr2" draw:text-style-name="P3" draw:layer="layout" svg:width="12.229cm" svg:height="0.018cm" svg:x="2.558cm" svg:y="19.028cm" svg:viewBox="0 0 12230 19" draw:points="0,19 12230,19 12230,0 0,0">
          <text:p/>
        </draw:polygon>
        <draw:polygon draw:style-name="gr2" draw:text-style-name="P3" draw:layer="layout" svg:width="0.018cm" svg:height="0.018cm" svg:x="14.787cm" svg:y="19.028cm" svg:viewBox="0 0 19 19" draw:points="0,19 19,19 19,0 0,0">
          <text:p/>
        </draw:polygon>
        <draw:polygon draw:style-name="gr2" draw:text-style-name="P3" draw:layer="layout" svg:width="1.482cm" svg:height="0.018cm" svg:x="14.805cm" svg:y="19.028cm" svg:viewBox="0 0 1483 19" draw:points="0,19 1483,19 1483,0 0,0">
          <text:p/>
        </draw:polygon>
        <draw:polygon draw:style-name="gr2" draw:text-style-name="P3" draw:layer="layout" svg:width="0.018cm" svg:height="0.018cm" svg:x="16.287cm" svg:y="19.028cm" svg:viewBox="0 0 19 19" draw:points="0,19 19,19 19,0 0,0">
          <text:p/>
        </draw:polygon>
        <draw:polygon draw:style-name="gr2" draw:text-style-name="P3" draw:layer="layout" svg:width="0.018cm" svg:height="1.006cm" svg:x="2.54cm" svg:y="19.046cm" svg:viewBox="0 0 19 1007" draw:points="0,1007 19,1007 19,0 0,0">
          <text:p/>
        </draw:polygon>
        <draw:polygon draw:style-name="gr2" draw:text-style-name="P3" draw:layer="layout" svg:width="0.018cm" svg:height="1.006cm" svg:x="14.787cm" svg:y="19.046cm" svg:viewBox="0 0 19 1007" draw:points="0,1007 19,1007 19,0 0,0">
          <text:p/>
        </draw:polygon>
        <draw:polygon draw:style-name="gr2" draw:text-style-name="P3" draw:layer="layout" svg:width="0.018cm" svg:height="1.006cm" svg:x="16.287cm" svg:y="19.046cm" svg:viewBox="0 0 19 1007" draw:points="0,1007 19,1007 19,0 0,0">
          <text:p/>
        </draw:polygon>
        <draw:frame draw:style-name="gr9" draw:text-style-name="P2" draw:layer="layout" svg:width="0.387cm" svg:height="0.53cm" svg:x="14.991cm" svg:y="19.002cm">
          <draw:text-box>
            <text:p text:style-name="P1"><text:span text:style-name="T2"><text:s/></text:span></text:p>
          </draw:text-box>
        </draw:frame>
        <draw:frame draw:style-name="gr45" draw:text-style-name="P2" draw:layer="layout" svg:width="12.837cm" svg:height="0.53cm" svg:x="2.744cm" svg:y="20.017cm">
          <draw:text-box>
            <text:p text:style-name="P1"><text:span text:style-name="T2">The Testing class checks the dice sum is correct and that a total of 7 is </text:span></text:p>
          </draw:text-box>
        </draw:frame>
        <draw:frame draw:style-name="gr46" draw:text-style-name="P2" draw:layer="layout" svg:width="1.911cm" svg:height="0.53cm" svg:x="2.744cm" svg:y="20.493cm">
          <draw:text-box>
            <text:p text:style-name="P1"><text:span text:style-name="T2">detected. <text:s/></text:span></text:p>
          </draw:text-box>
        </draw:frame>
        <draw:polygon draw:style-name="gr2" draw:text-style-name="P3" draw:layer="layout" svg:width="0.018cm" svg:height="0.018cm" svg:x="2.54cm" svg:y="20.052cm" svg:viewBox="0 0 19 19" draw:points="0,19 19,19 19,0 0,0">
          <text:p/>
        </draw:polygon>
        <draw:polygon draw:style-name="gr2" draw:text-style-name="P3" draw:layer="layout" svg:width="12.229cm" svg:height="0.018cm" svg:x="2.558cm" svg:y="20.052cm" svg:viewBox="0 0 12230 19" draw:points="0,19 12230,19 12230,0 0,0">
          <text:p/>
        </draw:polygon>
        <draw:polygon draw:style-name="gr2" draw:text-style-name="P3" draw:layer="layout" svg:width="0.018cm" svg:height="0.018cm" svg:x="14.787cm" svg:y="20.052cm" svg:viewBox="0 0 19 19" draw:points="0,19 19,19 19,0 0,0">
          <text:p/>
        </draw:polygon>
        <draw:polygon draw:style-name="gr2" draw:text-style-name="P3" draw:layer="layout" svg:width="1.482cm" svg:height="0.018cm" svg:x="14.805cm" svg:y="20.052cm" svg:viewBox="0 0 1483 19" draw:points="0,19 1483,19 1483,0 0,0">
          <text:p/>
        </draw:polygon>
        <draw:polygon draw:style-name="gr2" draw:text-style-name="P3" draw:layer="layout" svg:width="0.018cm" svg:height="0.018cm" svg:x="16.287cm" svg:y="20.052cm" svg:viewBox="0 0 19 19" draw:points="0,19 19,19 19,0 0,0">
          <text:p/>
        </draw:polygon>
        <draw:polygon draw:style-name="gr2" draw:text-style-name="P3" draw:layer="layout" svg:width="0.018cm" svg:height="0.996cm" svg:x="2.54cm" svg:y="20.07cm" svg:viewBox="0 0 19 997" draw:points="0,997 19,997 19,0 0,0">
          <text:p/>
        </draw:polygon>
        <draw:polygon draw:style-name="gr2" draw:text-style-name="P3" draw:layer="layout" svg:width="0.018cm" svg:height="0.996cm" svg:x="14.787cm" svg:y="20.07cm" svg:viewBox="0 0 19 997" draw:points="0,997 19,997 19,0 0,0">
          <text:p/>
        </draw:polygon>
        <draw:polygon draw:style-name="gr2" draw:text-style-name="P3" draw:layer="layout" svg:width="0.018cm" svg:height="0.996cm" svg:x="16.287cm" svg:y="20.07cm" svg:viewBox="0 0 19 997" draw:points="0,997 19,997 19,0 0,0">
          <text:p/>
        </draw:polygon>
        <draw:frame draw:style-name="gr9" draw:text-style-name="P2" draw:layer="layout" svg:width="0.387cm" svg:height="0.53cm" svg:x="14.991cm" svg:y="20.017cm">
          <draw:text-box>
            <text:p text:style-name="P1"><text:span text:style-name="T2"><text:s/></text:span></text:p>
          </draw:text-box>
        </draw:frame>
        <draw:frame draw:style-name="gr47" draw:text-style-name="P2" draw:layer="layout" svg:width="4.422cm" svg:height="0.53cm" svg:x="2.744cm" svg:y="21.04cm">
          <draw:text-box>
            <text:p text:style-name="P1"><text:span text:style-name="T2">A Statistics class is used </text:span></text:p>
          </draw:text-box>
        </draw:frame>
        <draw:polygon draw:style-name="gr2" draw:text-style-name="P3" draw:layer="layout" svg:width="0.018cm" svg:height="0.018cm" svg:x="2.54cm" svg:y="21.066cm" svg:viewBox="0 0 19 19" draw:points="0,19 19,19 19,0 0,0">
          <text:p/>
        </draw:polygon>
        <draw:polygon draw:style-name="gr2" draw:text-style-name="P3" draw:layer="layout" svg:width="12.229cm" svg:height="0.018cm" svg:x="2.558cm" svg:y="21.066cm" svg:viewBox="0 0 12230 19" draw:points="0,19 12230,19 12230,0 0,0">
          <text:p/>
        </draw:polygon>
        <draw:polygon draw:style-name="gr2" draw:text-style-name="P3" draw:layer="layout" svg:width="0.018cm" svg:height="0.018cm" svg:x="14.787cm" svg:y="21.066cm" svg:viewBox="0 0 19 19" draw:points="0,19 19,19 19,0 0,0">
          <text:p/>
        </draw:polygon>
        <draw:polygon draw:style-name="gr2" draw:text-style-name="P3" draw:layer="layout" svg:width="1.482cm" svg:height="0.018cm" svg:x="14.805cm" svg:y="21.066cm" svg:viewBox="0 0 1483 19" draw:points="0,19 1483,19 1483,0 0,0">
          <text:p/>
        </draw:polygon>
        <draw:polygon draw:style-name="gr2" draw:text-style-name="P3" draw:layer="layout" svg:width="0.018cm" svg:height="0.018cm" svg:x="16.287cm" svg:y="21.066cm" svg:viewBox="0 0 19 19" draw:points="0,19 19,19 19,0 0,0">
          <text:p/>
        </draw:polygon>
        <draw:polygon draw:style-name="gr2" draw:text-style-name="P3" draw:layer="layout" svg:width="0.018cm" svg:height="0.997cm" svg:x="2.54cm" svg:y="21.084cm" svg:viewBox="0 0 19 998" draw:points="0,998 19,998 19,0 0,0">
          <text:p/>
        </draw:polygon>
        <draw:polygon draw:style-name="gr2" draw:text-style-name="P3" draw:layer="layout" svg:width="0.018cm" svg:height="0.997cm" svg:x="14.787cm" svg:y="21.084cm" svg:viewBox="0 0 19 998" draw:points="0,998 19,998 19,0 0,0">
          <text:p/>
        </draw:polygon>
        <draw:polygon draw:style-name="gr2" draw:text-style-name="P3" draw:layer="layout" svg:width="0.018cm" svg:height="0.997cm" svg:x="16.287cm" svg:y="21.084cm" svg:viewBox="0 0 19 998" draw:points="0,998 19,998 19,0 0,0">
          <text:p/>
        </draw:polygon>
        <draw:frame draw:style-name="gr9" draw:text-style-name="P2" draw:layer="layout" svg:width="0.387cm" svg:height="0.53cm" svg:x="14.991cm" svg:y="21.04cm">
          <draw:text-box>
            <text:p text:style-name="P1"><text:span text:style-name="T2"><text:s/></text:span></text:p>
          </draw:text-box>
        </draw:frame>
        <draw:frame draw:style-name="gr9" draw:text-style-name="P2" draw:layer="layout" svg:width="0.387cm" svg:height="0.53cm" svg:x="2.744cm" svg:y="22.055cm">
          <draw:text-box>
            <text:p text:style-name="P1"><text:span text:style-name="T2"><text:s/></text:span></text:p>
          </draw:text-box>
        </draw:frame>
        <draw:polygon draw:style-name="gr2" draw:text-style-name="P3" draw:layer="layout" svg:width="0.018cm" svg:height="0.017cm" svg:x="2.54cm" svg:y="22.081cm" svg:viewBox="0 0 19 18" draw:points="0,18 19,18 19,0 0,0">
          <text:p/>
        </draw:polygon>
        <draw:polygon draw:style-name="gr2" draw:text-style-name="P3" draw:layer="layout" svg:width="12.229cm" svg:height="0.017cm" svg:x="2.558cm" svg:y="22.081cm" svg:viewBox="0 0 12230 18" draw:points="0,18 12230,18 12230,0 0,0">
          <text:p/>
        </draw:polygon>
        <draw:polygon draw:style-name="gr2" draw:text-style-name="P3" draw:layer="layout" svg:width="0.018cm" svg:height="0.017cm" svg:x="14.787cm" svg:y="22.081cm" svg:viewBox="0 0 19 18" draw:points="0,18 19,18 19,0 0,0">
          <text:p/>
        </draw:polygon>
        <draw:polygon draw:style-name="gr2" draw:text-style-name="P3" draw:layer="layout" svg:width="1.482cm" svg:height="0.017cm" svg:x="14.805cm" svg:y="22.081cm" svg:viewBox="0 0 1483 18" draw:points="0,18 1483,18 1483,0 0,0">
          <text:p/>
        </draw:polygon>
        <draw:polygon draw:style-name="gr2" draw:text-style-name="P3" draw:layer="layout" svg:width="0.018cm" svg:height="0.017cm" svg:x="16.287cm" svg:y="22.081cm" svg:viewBox="0 0 19 18" draw:points="0,18 19,18 19,0 0,0">
          <text:p/>
        </draw:polygon>
        <draw:polygon draw:style-name="gr2" draw:text-style-name="P3" draw:layer="layout" svg:width="0.018cm" svg:height="1.007cm" svg:x="2.54cm" svg:y="22.098cm" svg:viewBox="0 0 19 1008" draw:points="0,1008 19,1008 19,0 0,0">
          <text:p/>
        </draw:polygon>
        <draw:polygon draw:style-name="gr2" draw:text-style-name="P3" draw:layer="layout" svg:width="0.018cm" svg:height="0.017cm" svg:x="2.54cm" svg:y="23.105cm" svg:viewBox="0 0 19 18" draw:points="0,18 19,18 19,0 0,0">
          <text:p/>
        </draw:polygon>
        <draw:polygon draw:style-name="gr2" draw:text-style-name="P3" draw:layer="layout" svg:width="0.018cm" svg:height="0.017cm" svg:x="2.54cm" svg:y="23.105cm" svg:viewBox="0 0 19 18" draw:points="0,18 19,18 19,0 0,0">
          <text:p/>
        </draw:polygon>
        <draw:polygon draw:style-name="gr2" draw:text-style-name="P3" draw:layer="layout" svg:width="12.229cm" svg:height="0.017cm" svg:x="2.558cm" svg:y="23.105cm" svg:viewBox="0 0 12230 18" draw:points="0,18 12230,18 12230,0 0,0">
          <text:p/>
        </draw:polygon>
        <draw:polygon draw:style-name="gr2" draw:text-style-name="P3" draw:layer="layout" svg:width="0.018cm" svg:height="1.007cm" svg:x="14.787cm" svg:y="22.098cm" svg:viewBox="0 0 19 1008" draw:points="0,1008 19,1008 19,0 0,0">
          <text:p/>
        </draw:polygon>
        <draw:polygon draw:style-name="gr2" draw:text-style-name="P3" draw:layer="layout" svg:width="0.018cm" svg:height="0.017cm" svg:x="14.787cm" svg:y="23.105cm" svg:viewBox="0 0 19 18" draw:points="0,18 19,18 19,0 0,0">
          <text:p/>
        </draw:polygon>
        <draw:polygon draw:style-name="gr2" draw:text-style-name="P3" draw:layer="layout" svg:width="1.482cm" svg:height="0.017cm" svg:x="14.805cm" svg:y="23.105cm" svg:viewBox="0 0 1483 18" draw:points="0,18 1483,18 1483,0 0,0">
          <text:p/>
        </draw:polygon>
        <draw:polygon draw:style-name="gr2" draw:text-style-name="P3" draw:layer="layout" svg:width="0.018cm" svg:height="1.007cm" svg:x="16.287cm" svg:y="22.098cm" svg:viewBox="0 0 19 1008" draw:points="0,1008 19,1008 19,0 0,0">
          <text:p/>
        </draw:polygon>
        <draw:polygon draw:style-name="gr2" draw:text-style-name="P3" draw:layer="layout" svg:width="0.018cm" svg:height="0.017cm" svg:x="16.287cm" svg:y="23.105cm" svg:viewBox="0 0 19 18" draw:points="0,18 19,18 19,0 0,0">
          <text:p/>
        </draw:polygon>
        <draw:polygon draw:style-name="gr2" draw:text-style-name="P3" draw:layer="layout" svg:width="0.018cm" svg:height="0.017cm" svg:x="16.287cm" svg:y="23.105cm" svg:viewBox="0 0 19 18" draw:points="0,18 19,18 19,0 0,0">
          <text:p/>
        </draw:polygon>
        <draw:frame draw:style-name="gr9" draw:text-style-name="P2" draw:layer="layout" svg:width="0.387cm" svg:height="0.53cm" svg:x="14.991cm" svg:y="22.055cm">
          <draw:text-box>
            <text:p text:style-name="P1"><text:span text:style-name="T2"><text:s/></text:span></text:p>
          </draw:text-box>
        </draw:frame>
        <draw:frame draw:style-name="gr9" draw:text-style-name="P2" draw:layer="layout" svg:width="0.387cm" svg:height="0.53cm" svg:x="2.541cm" svg:y="23.078cm">
          <draw:text-box>
            <text:p text:style-name="P1"><text:span text:style-name="T2"><text:s/></text:span></text:p>
          </draw:text-box>
        </draw:frame>
        <draw:frame draw:style-name="gr9" draw:text-style-name="P2" draw:layer="layout" svg:width="0.387cm" svg:height="0.53cm" svg:x="2.541cm" svg:y="23.872cm">
          <draw:text-box>
            <text:p text:style-name="P1"><text:span text:style-name="T2"><text:s/></text:span></text:p>
          </draw:text-box>
        </draw:frame>
        <draw:frame draw:style-name="gr9" draw:text-style-name="P2" draw:layer="layout" svg:width="0.387cm" svg:height="0.53cm" svg:x="2.541cm" svg:y="24.666cm">
          <draw:text-box>
            <text:p text:style-name="P1"><text:span text:style-name="T2"><text:s/></text:span></text:p>
          </draw:text-box>
        </draw:frame>
        <draw:frame draw:style-name="gr9" draw:text-style-name="P2" draw:layer="layout" svg:width="0.387cm" svg:height="0.53cm" svg:x="2.541cm" svg:y="25.46cm">
          <draw:text-box>
            <text:p text:style-name="P1"><text:span text:style-name="T2"><text:s/></text:span></text:p>
          </draw:text-box>
        </draw:frame>
        <draw:frame draw:style-name="gr9" draw:text-style-name="P2" draw:layer="layout" svg:width="0.387cm" svg:height="0.53cm" svg:x="2.541cm" svg:y="26.254cm">
          <draw:text-box>
            <text:p text:style-name="P1"><text:span text:style-name="T2"><text:s/></text:span></text:p>
          </draw:text-box>
        </draw:frame>
        <draw:frame draw:style-name="gr9" draw:text-style-name="P2" draw:layer="layout" svg:width="0.387cm" svg:height="0.53cm" svg:x="15.296cm" svg:y="8.484cm">
          <draw:text-box>
            <text:p text:style-name="P1"><text:span text:style-name="T2"><text:s/></text:span><text:span text:style-name="T2">Y</text:span></text:p>
          </draw:text-box>
        </draw:frame>
        <draw:frame draw:style-name="gr9" draw:text-style-name="P2" draw:layer="layout" svg:width="0.387cm" svg:height="0.53cm" svg:x="15.315cm" svg:y="10.525cm">
          <draw:text-box>
            <text:p text:style-name="P1"><text:span text:style-name="T2"><text:s/></text:span><text:span text:style-name="T2">Y</text:span></text:p>
          </draw:text-box>
        </draw:frame>
        <draw:frame draw:style-name="gr9" draw:text-style-name="P2" draw:layer="layout" svg:width="0.387cm" svg:height="0.53cm" svg:x="15.296cm" svg:y="9.504cm">
          <draw:text-box>
            <text:p text:style-name="P1"><text:span text:style-name="T2"><text:s/></text:span><text:span text:style-name="T2">Y</text:span></text:p>
          </draw:text-box>
        </draw:frame>
        <draw:frame draw:style-name="gr9" draw:text-style-name="P2" draw:layer="layout" svg:width="0.387cm" svg:height="0.53cm" svg:x="15.258cm" svg:y="15.212cm">
          <draw:text-box>
            <text:p text:style-name="P1"><text:span text:style-name="T2"><text:s/></text:span><text:span text:style-name="T2">Y</text:span></text:p>
          </draw:text-box>
        </draw:frame>
        <draw:frame draw:style-name="gr9" draw:text-style-name="P2" draw:layer="layout" svg:width="0.387cm" svg:height="0.53cm" svg:x="15.259cm" svg:y="15.212cm">
          <draw:text-box>
            <text:p text:style-name="P1"><text:span text:style-name="T2"><text:s/></text:span><text:span text:style-name="T2">Y</text:span></text:p>
          </draw:text-box>
        </draw:frame>
        <draw:frame draw:style-name="gr9" draw:text-style-name="P2" draw:layer="layout" svg:width="0.387cm" svg:height="0.53cm" svg:x="15.297cm" svg:y="16.195cm">
          <draw:text-box>
            <text:p text:style-name="P1"><text:span text:style-name="T2"><text:s/></text:span><text:span text:style-name="T2">Y</text:span></text:p>
          </draw:text-box>
        </draw:frame>
        <draw:frame draw:style-name="gr9" draw:text-style-name="P2" draw:layer="layout" svg:width="0.387cm" svg:height="0.53cm" svg:x="15.317cm" svg:y="17.272cm">
          <draw:text-box>
            <text:p text:style-name="P1"><text:span text:style-name="T2"><text:s/></text:span><text:span text:style-name="T2">Y</text:span></text:p>
          </draw:text-box>
        </draw:frame>
        <draw:frame draw:style-name="gr9" draw:text-style-name="P2" draw:layer="layout" svg:width="0.387cm" svg:height="0.53cm" svg:x="15.318cm" svg:y="18.406cm">
          <draw:text-box>
            <text:p text:style-name="P1"><text:span text:style-name="T2"><text:s/></text:span><text:span text:style-name="T2">Y</text:span></text:p>
          </draw:text-box>
        </draw:frame>
        <draw:frame draw:style-name="gr9" draw:text-style-name="P2" draw:layer="layout" svg:width="0.387cm" svg:height="0.53cm" svg:x="15.3cm" svg:y="19.332cm">
          <draw:text-box>
            <text:p text:style-name="P1"><text:span text:style-name="T2"><text:s/></text:span><text:span text:style-name="T2">Y</text:span></text:p>
          </draw:text-box>
        </draw:frame>
        <draw:frame draw:style-name="gr9" draw:text-style-name="P2" draw:layer="layout" svg:width="0.387cm" svg:height="0.53cm" svg:x="15.338cm" svg:y="20.277cm">
          <draw:text-box>
            <text:p text:style-name="P1"><text:span text:style-name="T2"><text:s/></text:span><text:span text:style-name="T2">Y</text:span></text:p>
          </draw:text-box>
        </draw:frame>
        <draw:frame draw:style-name="gr9" draw:text-style-name="P2" draw:layer="layout" svg:width="0.387cm" svg:height="0.53cm" svg:x="15.206cm" svg:y="21.26cm">
          <draw:text-box>
            <text:p text:style-name="P1"><text:span text:style-name="T2"><text:s/></text:span><text:span text:style-name="T2">Y</text:span></text:p>
          </draw:text-box>
        </draw:frame>
      </draw:page>
      <draw:page draw:name="page3" draw:style-name="dp1" draw:master-page-name="master-page28">
        <draw:frame draw:style-name="gr38" draw:text-style-name="P2" draw:layer="layout" svg:width="2.5cm" svg:height="0.53cm" svg:x="2.541cm" svg:y="2.497cm">
          <draw:text-box>
            <text:p text:style-name="P1"><text:span text:style-name="T2">2:1 standard: </text:span></text:p>
          </draw:text-box>
        </draw:frame>
        <draw:frame draw:style-name="gr48" draw:text-style-name="P2" draw:layer="layout" svg:width="10.446cm" svg:height="0.53cm" svg:x="2.744cm" svg:y="3.308cm">
          <draw:text-box>
            <text:p text:style-name="P1"><text:span text:style-name="T2">Sevens Out and Three Or More games are implemented. </text:span></text:p>
          </draw:text-box>
        </draw:frame>
        <draw:polygon draw:style-name="gr2" draw:text-style-name="P3" draw:layer="layout" svg:width="0.018cm" svg:height="0.018cm" svg:x="2.54cm" svg:y="3.334cm" svg:viewBox="0 0 19 19" draw:points="0,19 19,19 19,0 0,0">
          <text:p/>
        </draw:polygon>
        <draw:polygon draw:style-name="gr2" draw:text-style-name="P3" draw:layer="layout" svg:width="0.018cm" svg:height="0.018cm" svg:x="2.54cm" svg:y="3.334cm" svg:viewBox="0 0 19 19" draw:points="0,19 19,19 19,0 0,0">
          <text:p/>
        </draw:polygon>
        <draw:polygon draw:style-name="gr2" draw:text-style-name="P3" draw:layer="layout" svg:width="12.229cm" svg:height="0.018cm" svg:x="2.558cm" svg:y="3.334cm" svg:viewBox="0 0 12230 19" draw:points="0,19 12230,19 12230,0 0,0">
          <text:p/>
        </draw:polygon>
        <draw:polygon draw:style-name="gr2" draw:text-style-name="P3" draw:layer="layout" svg:width="0.018cm" svg:height="0.018cm" svg:x="14.787cm" svg:y="3.334cm" svg:viewBox="0 0 19 19" draw:points="0,19 19,19 19,0 0,0">
          <text:p/>
        </draw:polygon>
        <draw:polygon draw:style-name="gr2" draw:text-style-name="P3" draw:layer="layout" svg:width="1.482cm" svg:height="0.018cm" svg:x="14.805cm" svg:y="3.334cm" svg:viewBox="0 0 1483 19" draw:points="0,19 1483,19 1483,0 0,0">
          <text:p/>
        </draw:polygon>
        <draw:polygon draw:style-name="gr2" draw:text-style-name="P3" draw:layer="layout" svg:width="0.018cm" svg:height="0.018cm" svg:x="16.287cm" svg:y="3.334cm" svg:viewBox="0 0 19 19" draw:points="0,19 19,19 19,0 0,0">
          <text:p/>
        </draw:polygon>
        <draw:polygon draw:style-name="gr2" draw:text-style-name="P3" draw:layer="layout" svg:width="0.018cm" svg:height="0.018cm" svg:x="16.287cm" svg:y="3.334cm" svg:viewBox="0 0 19 19" draw:points="0,19 19,19 19,0 0,0">
          <text:p/>
        </draw:polygon>
        <draw:polygon draw:style-name="gr2" draw:text-style-name="P3" draw:layer="layout" svg:width="0.018cm" svg:height="0.997cm" svg:x="2.54cm" svg:y="3.352cm" svg:viewBox="0 0 19 998" draw:points="0,998 19,998 19,0 0,0">
          <text:p/>
        </draw:polygon>
        <draw:polygon draw:style-name="gr2" draw:text-style-name="P3" draw:layer="layout" svg:width="0.018cm" svg:height="0.997cm" svg:x="14.787cm" svg:y="3.352cm" svg:viewBox="0 0 19 998" draw:points="0,998 19,998 19,0 0,0">
          <text:p/>
        </draw:polygon>
        <draw:polygon draw:style-name="gr2" draw:text-style-name="P3" draw:layer="layout" svg:width="0.018cm" svg:height="0.997cm" svg:x="16.287cm" svg:y="3.352cm" svg:viewBox="0 0 19 998" draw:points="0,998 19,998 19,0 0,0">
          <text:p/>
        </draw:polygon>
        <draw:frame draw:style-name="gr9" draw:text-style-name="P2" draw:layer="layout" svg:width="0.387cm" svg:height="0.53cm" svg:x="14.991cm" svg:y="3.308cm">
          <draw:text-box>
            <text:p text:style-name="P1"><text:span text:style-name="T2"><text:s/></text:span></text:p>
          </draw:text-box>
        </draw:frame>
        <draw:frame draw:style-name="gr49" draw:text-style-name="P2" draw:layer="layout" svg:width="10.302cm" svg:height="0.53cm" svg:x="2.744cm" svg:y="4.323cm">
          <draw:text-box>
            <text:p text:style-name="P1"><text:span text:style-name="T1">Inheritance </text:span><text:span text:style-name="T2">is implemented, showing a class hierarchy <text:s/></text:span></text:p>
          </draw:text-box>
        </draw:frame>
        <draw:polygon draw:style-name="gr2" draw:text-style-name="P3" draw:layer="layout" svg:width="0.018cm" svg:height="0.017cm" svg:x="2.54cm" svg:y="4.349cm" svg:viewBox="0 0 19 18" draw:points="0,18 19,18 19,0 0,0">
          <text:p/>
        </draw:polygon>
        <draw:polygon draw:style-name="gr2" draw:text-style-name="P3" draw:layer="layout" svg:width="12.229cm" svg:height="0.017cm" svg:x="2.558cm" svg:y="4.349cm" svg:viewBox="0 0 12230 18" draw:points="0,18 12230,18 12230,0 0,0">
          <text:p/>
        </draw:polygon>
        <draw:polygon draw:style-name="gr2" draw:text-style-name="P3" draw:layer="layout" svg:width="0.018cm" svg:height="0.017cm" svg:x="14.787cm" svg:y="4.349cm" svg:viewBox="0 0 19 18" draw:points="0,18 19,18 19,0 0,0">
          <text:p/>
        </draw:polygon>
        <draw:polygon draw:style-name="gr2" draw:text-style-name="P3" draw:layer="layout" svg:width="1.482cm" svg:height="0.017cm" svg:x="14.805cm" svg:y="4.349cm" svg:viewBox="0 0 1483 18" draw:points="0,18 1483,18 1483,0 0,0">
          <text:p/>
        </draw:polygon>
        <draw:polygon draw:style-name="gr2" draw:text-style-name="P3" draw:layer="layout" svg:width="0.018cm" svg:height="0.017cm" svg:x="16.287cm" svg:y="4.349cm" svg:viewBox="0 0 19 18" draw:points="0,18 19,18 19,0 0,0">
          <text:p/>
        </draw:polygon>
        <draw:polygon draw:style-name="gr2" draw:text-style-name="P3" draw:layer="layout" svg:width="0.018cm" svg:height="1.006cm" svg:x="2.54cm" svg:y="4.366cm" svg:viewBox="0 0 19 1007" draw:points="0,1007 19,1007 19,0 0,0">
          <text:p/>
        </draw:polygon>
        <draw:polygon draw:style-name="gr2" draw:text-style-name="P3" draw:layer="layout" svg:width="0.018cm" svg:height="1.006cm" svg:x="14.787cm" svg:y="4.366cm" svg:viewBox="0 0 19 1007" draw:points="0,1007 19,1007 19,0 0,0">
          <text:p/>
        </draw:polygon>
        <draw:polygon draw:style-name="gr2" draw:text-style-name="P3" draw:layer="layout" svg:width="0.018cm" svg:height="1.006cm" svg:x="16.287cm" svg:y="4.366cm" svg:viewBox="0 0 19 1007" draw:points="0,1007 19,1007 19,0 0,0">
          <text:p/>
        </draw:polygon>
        <draw:frame draw:style-name="gr9" draw:text-style-name="P2" draw:layer="layout" svg:width="0.387cm" svg:height="0.53cm" svg:x="14.991cm" svg:y="4.323cm">
          <draw:text-box>
            <text:p text:style-name="P1"><text:span text:style-name="T2"><text:s/></text:span></text:p>
          </draw:text-box>
        </draw:frame>
        <draw:frame draw:style-name="gr50" draw:text-style-name="P2" draw:layer="layout" svg:width="8.024cm" svg:height="0.53cm" svg:x="2.744cm" svg:y="5.337cm">
          <draw:text-box>
            <text:p text:style-name="P1"><text:span text:style-name="T9">public/private </text:span><text:span text:style-name="T2">access control in classes </text:span></text:p>
          </draw:text-box>
        </draw:frame>
        <draw:polygon draw:style-name="gr2" draw:text-style-name="P3" draw:layer="layout" svg:width="0.018cm" svg:height="0.018cm" svg:x="2.54cm" svg:y="5.372cm" svg:viewBox="0 0 19 19" draw:points="0,19 19,19 19,0 0,0">
          <text:p/>
        </draw:polygon>
        <draw:polygon draw:style-name="gr2" draw:text-style-name="P3" draw:layer="layout" svg:width="12.229cm" svg:height="0.018cm" svg:x="2.558cm" svg:y="5.372cm" svg:viewBox="0 0 12230 19" draw:points="0,19 12230,19 12230,0 0,0">
          <text:p/>
        </draw:polygon>
        <draw:polygon draw:style-name="gr2" draw:text-style-name="P3" draw:layer="layout" svg:width="0.018cm" svg:height="0.018cm" svg:x="14.787cm" svg:y="5.372cm" svg:viewBox="0 0 19 19" draw:points="0,19 19,19 19,0 0,0">
          <text:p/>
        </draw:polygon>
        <draw:polygon draw:style-name="gr2" draw:text-style-name="P3" draw:layer="layout" svg:width="1.482cm" svg:height="0.018cm" svg:x="14.805cm" svg:y="5.372cm" svg:viewBox="0 0 1483 19" draw:points="0,19 1483,19 1483,0 0,0">
          <text:p/>
        </draw:polygon>
        <draw:polygon draw:style-name="gr2" draw:text-style-name="P3" draw:layer="layout" svg:width="0.018cm" svg:height="0.018cm" svg:x="16.287cm" svg:y="5.372cm" svg:viewBox="0 0 19 19" draw:points="0,19 19,19 19,0 0,0">
          <text:p/>
        </draw:polygon>
        <draw:polygon draw:style-name="gr2" draw:text-style-name="P3" draw:layer="layout" svg:width="0.018cm" svg:height="0.997cm" svg:x="2.54cm" svg:y="5.39cm" svg:viewBox="0 0 19 998" draw:points="0,998 19,998 19,0 0,0">
          <text:p/>
        </draw:polygon>
        <draw:polygon draw:style-name="gr2" draw:text-style-name="P3" draw:layer="layout" svg:width="0.018cm" svg:height="0.997cm" svg:x="14.787cm" svg:y="5.39cm" svg:viewBox="0 0 19 998" draw:points="0,998 19,998 19,0 0,0">
          <text:p/>
        </draw:polygon>
        <draw:polygon draw:style-name="gr2" draw:text-style-name="P3" draw:layer="layout" svg:width="0.018cm" svg:height="0.997cm" svg:x="16.287cm" svg:y="5.39cm" svg:viewBox="0 0 19 998" draw:points="0,998 19,998 19,0 0,0">
          <text:p/>
        </draw:polygon>
        <draw:frame draw:style-name="gr9" draw:text-style-name="P2" draw:layer="layout" svg:width="0.387cm" svg:height="0.53cm" svg:x="14.991cm" svg:y="5.337cm">
          <draw:text-box>
            <text:p text:style-name="P1"><text:span text:style-name="T2"><text:s/></text:span></text:p>
          </draw:text-box>
        </draw:frame>
        <draw:frame draw:style-name="gr51" draw:text-style-name="P2" draw:layer="layout" svg:width="8.215cm" svg:height="0.53cm" svg:x="2.744cm" svg:y="6.36cm">
          <draw:text-box>
            <text:p text:style-name="P1"><text:span text:style-name="T2">Generic collections (such as List&lt;&gt;) are used. </text:span></text:p>
          </draw:text-box>
        </draw:frame>
        <draw:polygon draw:style-name="gr2" draw:text-style-name="P3" draw:layer="layout" svg:width="0.018cm" svg:height="0.017cm" svg:x="2.54cm" svg:y="6.387cm" svg:viewBox="0 0 19 18" draw:points="0,18 19,18 19,0 0,0">
          <text:p/>
        </draw:polygon>
        <draw:polygon draw:style-name="gr2" draw:text-style-name="P3" draw:layer="layout" svg:width="12.229cm" svg:height="0.017cm" svg:x="2.558cm" svg:y="6.387cm" svg:viewBox="0 0 12230 18" draw:points="0,18 12230,18 12230,0 0,0">
          <text:p/>
        </draw:polygon>
        <draw:polygon draw:style-name="gr2" draw:text-style-name="P3" draw:layer="layout" svg:width="0.018cm" svg:height="0.017cm" svg:x="14.787cm" svg:y="6.387cm" svg:viewBox="0 0 19 18" draw:points="0,18 19,18 19,0 0,0">
          <text:p/>
        </draw:polygon>
        <draw:polygon draw:style-name="gr2" draw:text-style-name="P3" draw:layer="layout" svg:width="1.482cm" svg:height="0.017cm" svg:x="14.805cm" svg:y="6.387cm" svg:viewBox="0 0 1483 18" draw:points="0,18 1483,18 1483,0 0,0">
          <text:p/>
        </draw:polygon>
        <draw:polygon draw:style-name="gr2" draw:text-style-name="P3" draw:layer="layout" svg:width="0.018cm" svg:height="0.017cm" svg:x="16.287cm" svg:y="6.387cm" svg:viewBox="0 0 19 18" draw:points="0,18 19,18 19,0 0,0">
          <text:p/>
        </draw:polygon>
        <draw:polygon draw:style-name="gr2" draw:text-style-name="P3" draw:layer="layout" svg:width="0.018cm" svg:height="1.006cm" svg:x="2.54cm" svg:y="6.404cm" svg:viewBox="0 0 19 1007" draw:points="0,1007 19,1007 19,0 0,0">
          <text:p/>
        </draw:polygon>
        <draw:polygon draw:style-name="gr2" draw:text-style-name="P3" draw:layer="layout" svg:width="0.018cm" svg:height="1.006cm" svg:x="14.787cm" svg:y="6.404cm" svg:viewBox="0 0 19 1007" draw:points="0,1007 19,1007 19,0 0,0">
          <text:p/>
        </draw:polygon>
        <draw:polygon draw:style-name="gr2" draw:text-style-name="P3" draw:layer="layout" svg:width="0.018cm" svg:height="1.006cm" svg:x="16.287cm" svg:y="6.404cm" svg:viewBox="0 0 19 1007" draw:points="0,1007 19,1007 19,0 0,0">
          <text:p/>
        </draw:polygon>
        <draw:frame draw:style-name="gr9" draw:text-style-name="P2" draw:layer="layout" svg:width="0.387cm" svg:height="0.53cm" svg:x="14.991cm" svg:y="6.36cm">
          <draw:text-box>
            <text:p text:style-name="P1"><text:span text:style-name="T2"><text:s/></text:span></text:p>
          </draw:text-box>
        </draw:frame>
        <draw:frame draw:style-name="gr52" draw:text-style-name="P2" draw:layer="layout" svg:width="4.985cm" svg:height="0.53cm" svg:x="2.744cm" svg:y="7.376cm">
          <draw:text-box>
            <text:p text:style-name="P1"><text:span text:style-name="T2">Exception handling is used </text:span></text:p>
          </draw:text-box>
        </draw:frame>
        <draw:polygon draw:style-name="gr2" draw:text-style-name="P3" draw:layer="layout" svg:width="0.018cm" svg:height="0.017cm" svg:x="2.54cm" svg:y="7.41cm" svg:viewBox="0 0 19 18" draw:points="0,18 19,18 19,0 0,0">
          <text:p/>
        </draw:polygon>
        <draw:polygon draw:style-name="gr2" draw:text-style-name="P3" draw:layer="layout" svg:width="12.229cm" svg:height="0.017cm" svg:x="2.558cm" svg:y="7.41cm" svg:viewBox="0 0 12230 18" draw:points="0,18 12230,18 12230,0 0,0">
          <text:p/>
        </draw:polygon>
        <draw:polygon draw:style-name="gr2" draw:text-style-name="P3" draw:layer="layout" svg:width="0.018cm" svg:height="0.017cm" svg:x="14.787cm" svg:y="7.41cm" svg:viewBox="0 0 19 18" draw:points="0,18 19,18 19,0 0,0">
          <text:p/>
        </draw:polygon>
        <draw:polygon draw:style-name="gr2" draw:text-style-name="P3" draw:layer="layout" svg:width="1.482cm" svg:height="0.017cm" svg:x="14.805cm" svg:y="7.41cm" svg:viewBox="0 0 1483 18" draw:points="0,18 1483,18 1483,0 0,0">
          <text:p/>
        </draw:polygon>
        <draw:polygon draw:style-name="gr2" draw:text-style-name="P3" draw:layer="layout" svg:width="0.018cm" svg:height="0.017cm" svg:x="16.287cm" svg:y="7.41cm" svg:viewBox="0 0 19 18" draw:points="0,18 19,18 19,0 0,0">
          <text:p/>
        </draw:polygon>
        <draw:polygon draw:style-name="gr2" draw:text-style-name="P3" draw:layer="layout" svg:width="0.018cm" svg:height="0.998cm" svg:x="2.54cm" svg:y="7.427cm" svg:viewBox="0 0 19 999" draw:points="0,999 19,999 19,0 0,0">
          <text:p/>
        </draw:polygon>
        <draw:polygon draw:style-name="gr2" draw:text-style-name="P3" draw:layer="layout" svg:width="0.018cm" svg:height="0.998cm" svg:x="14.787cm" svg:y="7.427cm" svg:viewBox="0 0 19 999" draw:points="0,999 19,999 19,0 0,0">
          <text:p/>
        </draw:polygon>
        <draw:polygon draw:style-name="gr2" draw:text-style-name="P3" draw:layer="layout" svg:width="0.018cm" svg:height="0.998cm" svg:x="16.287cm" svg:y="7.427cm" svg:viewBox="0 0 19 999" draw:points="0,999 19,999 19,0 0,0">
          <text:p/>
        </draw:polygon>
        <draw:frame draw:style-name="gr9" draw:text-style-name="P2" draw:layer="layout" svg:width="0.387cm" svg:height="0.53cm" svg:x="14.991cm" svg:y="7.376cm">
          <draw:text-box>
            <text:p text:style-name="P1"><text:span text:style-name="T2"><text:s/></text:span></text:p>
          </draw:text-box>
        </draw:frame>
        <draw:frame draw:style-name="gr53" draw:text-style-name="P2" draw:layer="layout" svg:width="10.23cm" svg:height="0.53cm" svg:x="2.744cm" svg:y="8.399cm">
          <draw:text-box>
            <text:p text:style-name="P1"><text:span text:style-name="T2">Testing class uses verification methods in code (such as </text:span></text:p>
          </draw:text-box>
        </draw:frame>
        <draw:frame draw:style-name="gr54" draw:text-style-name="P2" draw:layer="layout" svg:width="2.804cm" svg:height="0.446cm" svg:x="2.744cm" svg:y="8.966cm">
          <draw:text-box>
            <text:p text:style-name="P1"><text:span text:style-name="T10">debug.assert</text:span></text:p>
          </draw:text-box>
        </draw:frame>
        <draw:frame draw:style-name="gr55" draw:text-style-name="P2" draw:layer="layout" svg:width="3.16cm" svg:height="0.53cm" svg:x="5.533cm" svg:y="8.875cm">
          <draw:text-box>
            <text:p text:style-name="P1"><text:span text:style-name="T2">()) to check code. </text:span></text:p>
          </draw:text-box>
        </draw:frame>
        <draw:polygon draw:style-name="gr2" draw:text-style-name="P3" draw:layer="layout" svg:width="0.018cm" svg:height="0.018cm" svg:x="2.54cm" svg:y="8.425cm" svg:viewBox="0 0 19 19" draw:points="0,19 19,19 19,0 0,0">
          <text:p/>
        </draw:polygon>
        <draw:polygon draw:style-name="gr2" draw:text-style-name="P3" draw:layer="layout" svg:width="12.229cm" svg:height="0.018cm" svg:x="2.558cm" svg:y="8.425cm" svg:viewBox="0 0 12230 19" draw:points="0,19 12230,19 12230,0 0,0">
          <text:p/>
        </draw:polygon>
        <draw:polygon draw:style-name="gr2" draw:text-style-name="P3" draw:layer="layout" svg:width="0.018cm" svg:height="0.018cm" svg:x="14.787cm" svg:y="8.425cm" svg:viewBox="0 0 19 19" draw:points="0,19 19,19 19,0 0,0">
          <text:p/>
        </draw:polygon>
        <draw:polygon draw:style-name="gr2" draw:text-style-name="P3" draw:layer="layout" svg:width="1.482cm" svg:height="0.018cm" svg:x="14.805cm" svg:y="8.425cm" svg:viewBox="0 0 1483 19" draw:points="0,19 1483,19 1483,0 0,0">
          <text:p/>
        </draw:polygon>
        <draw:polygon draw:style-name="gr2" draw:text-style-name="P3" draw:layer="layout" svg:width="0.018cm" svg:height="0.018cm" svg:x="16.287cm" svg:y="8.425cm" svg:viewBox="0 0 19 19" draw:points="0,19 19,19 19,0 0,0">
          <text:p/>
        </draw:polygon>
        <draw:polygon draw:style-name="gr2" draw:text-style-name="P3" draw:layer="layout" svg:width="0.018cm" svg:height="0.996cm" svg:x="2.54cm" svg:y="8.443cm" svg:viewBox="0 0 19 997" draw:points="0,997 19,997 19,0 0,0">
          <text:p/>
        </draw:polygon>
        <draw:polygon draw:style-name="gr2" draw:text-style-name="P3" draw:layer="layout" svg:width="0.018cm" svg:height="0.996cm" svg:x="14.787cm" svg:y="8.443cm" svg:viewBox="0 0 19 997" draw:points="0,997 19,997 19,0 0,0">
          <text:p/>
        </draw:polygon>
        <draw:polygon draw:style-name="gr2" draw:text-style-name="P3" draw:layer="layout" svg:width="0.018cm" svg:height="0.996cm" svg:x="16.287cm" svg:y="8.443cm" svg:viewBox="0 0 19 997" draw:points="0,997 19,997 19,0 0,0">
          <text:p/>
        </draw:polygon>
        <draw:frame draw:style-name="gr9" draw:text-style-name="P2" draw:layer="layout" svg:width="0.387cm" svg:height="0.53cm" svg:x="14.991cm" svg:y="8.399cm">
          <draw:text-box>
            <text:p text:style-name="P1"><text:span text:style-name="T2"><text:s/></text:span></text:p>
          </draw:text-box>
        </draw:frame>
        <draw:frame draw:style-name="gr9" draw:text-style-name="P2" draw:layer="layout" svg:width="0.387cm" svg:height="0.53cm" svg:x="2.744cm" svg:y="9.413cm">
          <draw:text-box>
            <text:p text:style-name="P1"><text:span text:style-name="T2"><text:s/></text:span></text:p>
          </draw:text-box>
        </draw:frame>
        <draw:polygon draw:style-name="gr2" draw:text-style-name="P3" draw:layer="layout" svg:width="0.018cm" svg:height="0.018cm" svg:x="2.54cm" svg:y="9.439cm" svg:viewBox="0 0 19 19" draw:points="0,19 19,19 19,0 0,0">
          <text:p/>
        </draw:polygon>
        <draw:polygon draw:style-name="gr2" draw:text-style-name="P3" draw:layer="layout" svg:width="12.229cm" svg:height="0.018cm" svg:x="2.558cm" svg:y="9.439cm" svg:viewBox="0 0 12230 19" draw:points="0,19 12230,19 12230,0 0,0">
          <text:p/>
        </draw:polygon>
        <draw:polygon draw:style-name="gr2" draw:text-style-name="P3" draw:layer="layout" svg:width="0.018cm" svg:height="0.018cm" svg:x="14.787cm" svg:y="9.439cm" svg:viewBox="0 0 19 19" draw:points="0,19 19,19 19,0 0,0">
          <text:p/>
        </draw:polygon>
        <draw:polygon draw:style-name="gr2" draw:text-style-name="P3" draw:layer="layout" svg:width="1.482cm" svg:height="0.018cm" svg:x="14.805cm" svg:y="9.439cm" svg:viewBox="0 0 1483 19" draw:points="0,19 1483,19 1483,0 0,0">
          <text:p/>
        </draw:polygon>
        <draw:polygon draw:style-name="gr2" draw:text-style-name="P3" draw:layer="layout" svg:width="0.018cm" svg:height="0.018cm" svg:x="16.287cm" svg:y="9.439cm" svg:viewBox="0 0 19 19" draw:points="0,19 19,19 19,0 0,0">
          <text:p/>
        </draw:polygon>
        <draw:polygon draw:style-name="gr2" draw:text-style-name="P3" draw:layer="layout" svg:width="0.018cm" svg:height="1.005cm" svg:x="2.54cm" svg:y="9.457cm" svg:viewBox="0 0 19 1006" draw:points="0,1006 19,1006 19,0 0,0">
          <text:p/>
        </draw:polygon>
        <draw:polygon draw:style-name="gr2" draw:text-style-name="P3" draw:layer="layout" svg:width="0.018cm" svg:height="0.018cm" svg:x="2.54cm" svg:y="10.462cm" svg:viewBox="0 0 19 19" draw:points="0,19 19,19 19,0 0,0">
          <text:p/>
        </draw:polygon>
        <draw:polygon draw:style-name="gr2" draw:text-style-name="P3" draw:layer="layout" svg:width="0.018cm" svg:height="0.018cm" svg:x="2.54cm" svg:y="10.462cm" svg:viewBox="0 0 19 19" draw:points="0,19 19,19 19,0 0,0">
          <text:p/>
        </draw:polygon>
        <draw:polygon draw:style-name="gr2" draw:text-style-name="P3" draw:layer="layout" svg:width="12.229cm" svg:height="0.018cm" svg:x="2.558cm" svg:y="10.462cm" svg:viewBox="0 0 12230 19" draw:points="0,19 12230,19 12230,0 0,0">
          <text:p/>
        </draw:polygon>
        <draw:polygon draw:style-name="gr2" draw:text-style-name="P3" draw:layer="layout" svg:width="0.018cm" svg:height="1.005cm" svg:x="14.787cm" svg:y="9.457cm" svg:viewBox="0 0 19 1006" draw:points="0,1006 19,1006 19,0 0,0">
          <text:p/>
        </draw:polygon>
        <draw:polygon draw:style-name="gr2" draw:text-style-name="P3" draw:layer="layout" svg:width="0.018cm" svg:height="0.018cm" svg:x="14.787cm" svg:y="10.462cm" svg:viewBox="0 0 19 19" draw:points="0,19 19,19 19,0 0,0">
          <text:p/>
        </draw:polygon>
        <draw:polygon draw:style-name="gr2" draw:text-style-name="P3" draw:layer="layout" svg:width="1.482cm" svg:height="0.018cm" svg:x="14.805cm" svg:y="10.462cm" svg:viewBox="0 0 1483 19" draw:points="0,19 1483,19 1483,0 0,0">
          <text:p/>
        </draw:polygon>
        <draw:polygon draw:style-name="gr2" draw:text-style-name="P3" draw:layer="layout" svg:width="0.018cm" svg:height="1.005cm" svg:x="16.287cm" svg:y="9.457cm" svg:viewBox="0 0 19 1006" draw:points="0,1006 19,1006 19,0 0,0">
          <text:p/>
        </draw:polygon>
        <draw:polygon draw:style-name="gr2" draw:text-style-name="P3" draw:layer="layout" svg:width="0.018cm" svg:height="0.018cm" svg:x="16.287cm" svg:y="10.462cm" svg:viewBox="0 0 19 19" draw:points="0,19 19,19 19,0 0,0">
          <text:p/>
        </draw:polygon>
        <draw:polygon draw:style-name="gr2" draw:text-style-name="P3" draw:layer="layout" svg:width="0.018cm" svg:height="0.018cm" svg:x="16.287cm" svg:y="10.462cm" svg:viewBox="0 0 19 19" draw:points="0,19 19,19 19,0 0,0">
          <text:p/>
        </draw:polygon>
        <draw:frame draw:style-name="gr9" draw:text-style-name="P2" draw:layer="layout" svg:width="0.387cm" svg:height="0.53cm" svg:x="14.991cm" svg:y="9.413cm">
          <draw:text-box>
            <text:p text:style-name="P1"><text:span text:style-name="T2"><text:s/></text:span></text:p>
          </draw:text-box>
        </draw:frame>
        <draw:frame draw:style-name="gr9" draw:text-style-name="P2" draw:layer="layout" svg:width="0.387cm" svg:height="0.53cm" svg:x="2.541cm" svg:y="10.437cm">
          <draw:text-box>
            <text:p text:style-name="P1"><text:span text:style-name="T2"><text:s/></text:span></text:p>
          </draw:text-box>
        </draw:frame>
        <draw:frame draw:style-name="gr9" draw:text-style-name="P2" draw:layer="layout" svg:width="0.387cm" svg:height="0.53cm" svg:x="2.541cm" svg:y="11.23cm">
          <draw:text-box>
            <text:p text:style-name="P1"><text:span text:style-name="T2"><text:s/></text:span></text:p>
          </draw:text-box>
        </draw:frame>
        <draw:frame draw:style-name="gr56" draw:text-style-name="P2" draw:layer="layout" svg:width="2.741cm" svg:height="0.53cm" svg:x="2.541cm" svg:y="12.024cm">
          <draw:text-box>
            <text:p text:style-name="P1"><text:span text:style-name="T2">First standard: </text:span></text:p>
          </draw:text-box>
        </draw:frame>
        <draw:frame draw:style-name="gr57" draw:text-style-name="P2" draw:layer="layout" svg:width="5.467cm" svg:height="0.53cm" svg:x="2.744cm" svg:y="12.827cm">
          <draw:text-box>
            <text:p text:style-name="P1"><text:span text:style-name="T2">Interfaces and LINQ are used </text:span></text:p>
          </draw:text-box>
        </draw:frame>
        <draw:polygon draw:style-name="gr2" draw:text-style-name="P3" draw:layer="layout" svg:width="0.018cm" svg:height="0.017cm" svg:x="2.54cm" svg:y="12.862cm" svg:viewBox="0 0 19 18" draw:points="0,18 19,18 19,0 0,0">
          <text:p/>
        </draw:polygon>
        <draw:polygon draw:style-name="gr2" draw:text-style-name="P3" draw:layer="layout" svg:width="0.018cm" svg:height="0.017cm" svg:x="2.54cm" svg:y="12.862cm" svg:viewBox="0 0 19 18" draw:points="0,18 19,18 19,0 0,0">
          <text:p/>
        </draw:polygon>
        <draw:polygon draw:style-name="gr2" draw:text-style-name="P3" draw:layer="layout" svg:width="12.229cm" svg:height="0.017cm" svg:x="2.558cm" svg:y="12.862cm" svg:viewBox="0 0 12230 18" draw:points="0,18 12230,18 12230,0 0,0">
          <text:p/>
        </draw:polygon>
        <draw:polygon draw:style-name="gr2" draw:text-style-name="P3" draw:layer="layout" svg:width="0.018cm" svg:height="0.017cm" svg:x="14.787cm" svg:y="12.862cm" svg:viewBox="0 0 19 18" draw:points="0,18 19,18 19,0 0,0">
          <text:p/>
        </draw:polygon>
        <draw:polygon draw:style-name="gr2" draw:text-style-name="P3" draw:layer="layout" svg:width="1.482cm" svg:height="0.017cm" svg:x="14.805cm" svg:y="12.862cm" svg:viewBox="0 0 1483 18" draw:points="0,18 1483,18 1483,0 0,0">
          <text:p/>
        </draw:polygon>
        <draw:polygon draw:style-name="gr2" draw:text-style-name="P3" draw:layer="layout" svg:width="0.018cm" svg:height="0.017cm" svg:x="16.287cm" svg:y="12.862cm" svg:viewBox="0 0 19 18" draw:points="0,18 19,18 19,0 0,0">
          <text:p/>
        </draw:polygon>
        <draw:polygon draw:style-name="gr2" draw:text-style-name="P3" draw:layer="layout" svg:width="0.018cm" svg:height="0.017cm" svg:x="16.287cm" svg:y="12.862cm" svg:viewBox="0 0 19 18" draw:points="0,18 19,18 19,0 0,0">
          <text:p/>
        </draw:polygon>
        <draw:polygon draw:style-name="gr2" draw:text-style-name="P3" draw:layer="layout" svg:width="0.018cm" svg:height="0.998cm" svg:x="2.54cm" svg:y="12.879cm" svg:viewBox="0 0 19 999" draw:points="0,999 19,999 19,0 0,0">
          <text:p/>
        </draw:polygon>
        <draw:polygon draw:style-name="gr2" draw:text-style-name="P3" draw:layer="layout" svg:width="0.018cm" svg:height="0.998cm" svg:x="14.787cm" svg:y="12.879cm" svg:viewBox="0 0 19 999" draw:points="0,999 19,999 19,0 0,0">
          <text:p/>
        </draw:polygon>
        <draw:polygon draw:style-name="gr2" draw:text-style-name="P3" draw:layer="layout" svg:width="0.018cm" svg:height="0.998cm" svg:x="16.287cm" svg:y="12.879cm" svg:viewBox="0 0 19 999" draw:points="0,999 19,999 19,0 0,0">
          <text:p/>
        </draw:polygon>
        <draw:frame draw:style-name="gr9" draw:text-style-name="P2" draw:layer="layout" svg:width="0.387cm" svg:height="0.53cm" svg:x="14.991cm" svg:y="12.827cm">
          <draw:text-box>
            <text:p text:style-name="P1"><text:span text:style-name="T2"><text:s/></text:span></text:p>
          </draw:text-box>
        </draw:frame>
        <draw:frame draw:style-name="gr58" draw:text-style-name="P2" draw:layer="layout" svg:width="9.222cm" svg:height="0.53cm" svg:x="2.744cm" svg:y="13.85cm">
          <draw:text-box>
            <text:p text:style-name="P1"><text:span text:style-name="T2">Static and/or Dynamic </text:span><text:span text:style-name="T1">polymorphism </text:span><text:span text:style-name="T2">are evident </text:span></text:p>
          </draw:text-box>
        </draw:frame>
        <draw:polygon draw:style-name="gr2" draw:text-style-name="P3" draw:layer="layout" svg:width="0.018cm" svg:height="0.017cm" svg:x="2.54cm" svg:y="13.877cm" svg:viewBox="0 0 19 18" draw:points="0,18 19,18 19,0 0,0">
          <text:p/>
        </draw:polygon>
        <draw:polygon draw:style-name="gr2" draw:text-style-name="P3" draw:layer="layout" svg:width="12.229cm" svg:height="0.017cm" svg:x="2.558cm" svg:y="13.877cm" svg:viewBox="0 0 12230 18" draw:points="0,18 12230,18 12230,0 0,0">
          <text:p/>
        </draw:polygon>
        <draw:polygon draw:style-name="gr2" draw:text-style-name="P3" draw:layer="layout" svg:width="0.018cm" svg:height="0.017cm" svg:x="14.787cm" svg:y="13.877cm" svg:viewBox="0 0 19 18" draw:points="0,18 19,18 19,0 0,0">
          <text:p/>
        </draw:polygon>
        <draw:polygon draw:style-name="gr2" draw:text-style-name="P3" draw:layer="layout" svg:width="1.482cm" svg:height="0.017cm" svg:x="14.805cm" svg:y="13.877cm" svg:viewBox="0 0 1483 18" draw:points="0,18 1483,18 1483,0 0,0">
          <text:p/>
        </draw:polygon>
        <draw:polygon draw:style-name="gr2" draw:text-style-name="P3" draw:layer="layout" svg:width="0.018cm" svg:height="0.017cm" svg:x="16.287cm" svg:y="13.877cm" svg:viewBox="0 0 19 18" draw:points="0,18 19,18 19,0 0,0">
          <text:p/>
        </draw:polygon>
        <draw:polygon draw:style-name="gr2" draw:text-style-name="P3" draw:layer="layout" svg:width="0.018cm" svg:height="0.997cm" svg:x="2.54cm" svg:y="13.894cm" svg:viewBox="0 0 19 998" draw:points="0,998 19,998 19,0 0,0">
          <text:p/>
        </draw:polygon>
        <draw:polygon draw:style-name="gr2" draw:text-style-name="P3" draw:layer="layout" svg:width="0.018cm" svg:height="0.997cm" svg:x="14.787cm" svg:y="13.894cm" svg:viewBox="0 0 19 998" draw:points="0,998 19,998 19,0 0,0">
          <text:p/>
        </draw:polygon>
        <draw:polygon draw:style-name="gr2" draw:text-style-name="P3" draw:layer="layout" svg:width="0.018cm" svg:height="0.997cm" svg:x="16.287cm" svg:y="13.894cm" svg:viewBox="0 0 19 998" draw:points="0,998 19,998 19,0 0,0">
          <text:p/>
        </draw:polygon>
        <draw:frame draw:style-name="gr9" draw:text-style-name="P2" draw:layer="layout" svg:width="0.387cm" svg:height="0.53cm" svg:x="14.991cm" svg:y="13.85cm">
          <draw:text-box>
            <text:p text:style-name="P1"><text:span text:style-name="T2"><text:s/></text:span></text:p>
          </draw:text-box>
        </draw:frame>
        <draw:frame draw:style-name="gr59" draw:text-style-name="P2" draw:layer="layout" svg:width="6.962cm" svg:height="0.53cm" svg:x="2.744cm" svg:y="14.865cm">
          <draw:text-box>
            <text:p text:style-name="P1"><text:span text:style-name="T2">Use of </text:span><text:span text:style-name="T9">virtual/abstract </text:span><text:span text:style-name="T2">methods </text:span></text:p>
          </draw:text-box>
        </draw:frame>
        <draw:polygon draw:style-name="gr2" draw:text-style-name="P3" draw:layer="layout" svg:width="0.018cm" svg:height="0.018cm" svg:x="2.54cm" svg:y="14.891cm" svg:viewBox="0 0 19 19" draw:points="0,19 19,19 19,0 0,0">
          <text:p/>
        </draw:polygon>
        <draw:polygon draw:style-name="gr2" draw:text-style-name="P3" draw:layer="layout" svg:width="12.229cm" svg:height="0.018cm" svg:x="2.558cm" svg:y="14.891cm" svg:viewBox="0 0 12230 19" draw:points="0,19 12230,19 12230,0 0,0">
          <text:p/>
        </draw:polygon>
        <draw:polygon draw:style-name="gr2" draw:text-style-name="P3" draw:layer="layout" svg:width="0.018cm" svg:height="0.018cm" svg:x="14.787cm" svg:y="14.891cm" svg:viewBox="0 0 19 19" draw:points="0,19 19,19 19,0 0,0">
          <text:p/>
        </draw:polygon>
        <draw:polygon draw:style-name="gr2" draw:text-style-name="P3" draw:layer="layout" svg:width="1.482cm" svg:height="0.018cm" svg:x="14.805cm" svg:y="14.891cm" svg:viewBox="0 0 1483 19" draw:points="0,19 1483,19 1483,0 0,0">
          <text:p/>
        </draw:polygon>
        <draw:polygon draw:style-name="gr2" draw:text-style-name="P3" draw:layer="layout" svg:width="0.018cm" svg:height="0.018cm" svg:x="16.287cm" svg:y="14.891cm" svg:viewBox="0 0 19 19" draw:points="0,19 19,19 19,0 0,0">
          <text:p/>
        </draw:polygon>
        <draw:polygon draw:style-name="gr2" draw:text-style-name="P3" draw:layer="layout" svg:width="0.018cm" svg:height="1.005cm" svg:x="2.54cm" svg:y="14.909cm" svg:viewBox="0 0 19 1006" draw:points="0,1006 19,1006 19,0 0,0">
          <text:p/>
        </draw:polygon>
        <draw:polygon draw:style-name="gr2" draw:text-style-name="P3" draw:layer="layout" svg:width="0.018cm" svg:height="1.005cm" svg:x="14.787cm" svg:y="14.909cm" svg:viewBox="0 0 19 1006" draw:points="0,1006 19,1006 19,0 0,0">
          <text:p/>
        </draw:polygon>
        <draw:polygon draw:style-name="gr2" draw:text-style-name="P3" draw:layer="layout" svg:width="0.018cm" svg:height="1.005cm" svg:x="16.287cm" svg:y="14.909cm" svg:viewBox="0 0 19 1006" draw:points="0,1006 19,1006 19,0 0,0">
          <text:p/>
        </draw:polygon>
        <draw:frame draw:style-name="gr9" draw:text-style-name="P2" draw:layer="layout" svg:width="0.387cm" svg:height="0.53cm" svg:x="14.991cm" svg:y="14.865cm">
          <draw:text-box>
            <text:p text:style-name="P1"><text:span text:style-name="T2"><text:s/></text:span></text:p>
          </draw:text-box>
        </draw:frame>
        <draw:frame draw:style-name="gr60" draw:text-style-name="P2" draw:layer="layout" svg:width="9.756cm" svg:height="0.53cm" svg:x="2.744cm" svg:y="15.888cm">
          <draw:text-box>
            <text:p text:style-name="P1"><text:span text:style-name="T9">protected </text:span><text:span text:style-name="T2">access control is used in class hierarchy <text:s/></text:span></text:p>
          </draw:text-box>
        </draw:frame>
        <draw:polygon draw:style-name="gr2" draw:text-style-name="P3" draw:layer="layout" svg:width="0.018cm" svg:height="0.018cm" svg:x="2.54cm" svg:y="15.914cm" svg:viewBox="0 0 19 19" draw:points="0,19 19,19 19,0 0,0">
          <text:p/>
        </draw:polygon>
        <draw:polygon draw:style-name="gr2" draw:text-style-name="P3" draw:layer="layout" svg:width="12.229cm" svg:height="0.018cm" svg:x="2.558cm" svg:y="15.914cm" svg:viewBox="0 0 12230 19" draw:points="0,19 12230,19 12230,0 0,0">
          <text:p/>
        </draw:polygon>
        <draw:polygon draw:style-name="gr2" draw:text-style-name="P3" draw:layer="layout" svg:width="0.018cm" svg:height="0.018cm" svg:x="14.787cm" svg:y="15.914cm" svg:viewBox="0 0 19 19" draw:points="0,19 19,19 19,0 0,0">
          <text:p/>
        </draw:polygon>
        <draw:polygon draw:style-name="gr2" draw:text-style-name="P3" draw:layer="layout" svg:width="1.482cm" svg:height="0.018cm" svg:x="14.805cm" svg:y="15.914cm" svg:viewBox="0 0 1483 19" draw:points="0,19 1483,19 1483,0 0,0">
          <text:p/>
        </draw:polygon>
        <draw:polygon draw:style-name="gr2" draw:text-style-name="P3" draw:layer="layout" svg:width="0.018cm" svg:height="0.018cm" svg:x="16.287cm" svg:y="15.914cm" svg:viewBox="0 0 19 19" draw:points="0,19 19,19 19,0 0,0">
          <text:p/>
        </draw:polygon>
        <draw:polygon draw:style-name="gr2" draw:text-style-name="P3" draw:layer="layout" svg:width="0.018cm" svg:height="0.997cm" svg:x="2.54cm" svg:y="15.932cm" svg:viewBox="0 0 19 998" draw:points="0,998 19,998 19,0 0,0">
          <text:p/>
        </draw:polygon>
        <draw:polygon draw:style-name="gr2" draw:text-style-name="P3" draw:layer="layout" svg:width="0.018cm" svg:height="0.997cm" svg:x="14.787cm" svg:y="15.932cm" svg:viewBox="0 0 19 998" draw:points="0,998 19,998 19,0 0,0">
          <text:p/>
        </draw:polygon>
        <draw:polygon draw:style-name="gr2" draw:text-style-name="P3" draw:layer="layout" svg:width="0.018cm" svg:height="0.997cm" svg:x="16.287cm" svg:y="15.932cm" svg:viewBox="0 0 19 998" draw:points="0,998 19,998 19,0 0,0">
          <text:p/>
        </draw:polygon>
        <draw:frame draw:style-name="gr9" draw:text-style-name="P2" draw:layer="layout" svg:width="0.387cm" svg:height="0.53cm" svg:x="14.991cm" svg:y="15.888cm">
          <draw:text-box>
            <text:p text:style-name="P1"><text:span text:style-name="T2"><text:s/></text:span></text:p>
          </draw:text-box>
        </draw:frame>
        <draw:frame draw:style-name="gr61" draw:text-style-name="P2" draw:layer="layout" svg:width="13.409cm" svg:height="0.53cm" svg:x="2.744cm" svg:y="16.903cm">
          <draw:text-box>
            <text:p text:style-name="P1"><text:span text:style-name="T2">The Testing class implements a way to record testing data (through a log </text:span></text:p>
          </draw:text-box>
        </draw:frame>
        <draw:frame draw:style-name="gr62" draw:text-style-name="P2" draw:layer="layout" svg:width="3.075cm" svg:height="0.53cm" svg:x="2.744cm" svg:y="17.379cm">
          <draw:text-box>
            <text:p text:style-name="P1"><text:span text:style-name="T2">file for example) </text:span></text:p>
          </draw:text-box>
        </draw:frame>
        <draw:polygon draw:style-name="gr2" draw:text-style-name="P3" draw:layer="layout" svg:width="0.018cm" svg:height="0.018cm" svg:x="2.54cm" svg:y="16.929cm" svg:viewBox="0 0 19 19" draw:points="0,19 19,19 19,0 0,0">
          <text:p/>
        </draw:polygon>
        <draw:polygon draw:style-name="gr2" draw:text-style-name="P3" draw:layer="layout" svg:width="12.229cm" svg:height="0.018cm" svg:x="2.558cm" svg:y="16.929cm" svg:viewBox="0 0 12230 19" draw:points="0,19 12230,19 12230,0 0,0">
          <text:p/>
        </draw:polygon>
        <draw:polygon draw:style-name="gr2" draw:text-style-name="P3" draw:layer="layout" svg:width="0.018cm" svg:height="0.018cm" svg:x="14.787cm" svg:y="16.929cm" svg:viewBox="0 0 19 19" draw:points="0,19 19,19 19,0 0,0">
          <text:p/>
        </draw:polygon>
        <draw:polygon draw:style-name="gr2" draw:text-style-name="P3" draw:layer="layout" svg:width="1.482cm" svg:height="0.018cm" svg:x="14.805cm" svg:y="16.929cm" svg:viewBox="0 0 1483 19" draw:points="0,19 1483,19 1483,0 0,0">
          <text:p/>
        </draw:polygon>
        <draw:polygon draw:style-name="gr2" draw:text-style-name="P3" draw:layer="layout" svg:width="0.018cm" svg:height="0.018cm" svg:x="16.287cm" svg:y="16.929cm" svg:viewBox="0 0 19 19" draw:points="0,19 19,19 19,0 0,0">
          <text:p/>
        </draw:polygon>
        <draw:polygon draw:style-name="gr2" draw:text-style-name="P3" draw:layer="layout" svg:width="0.018cm" svg:height="1.005cm" svg:x="2.54cm" svg:y="16.947cm" svg:viewBox="0 0 19 1006" draw:points="0,1006 19,1006 19,0 0,0">
          <text:p/>
        </draw:polygon>
        <draw:polygon draw:style-name="gr2" draw:text-style-name="P3" draw:layer="layout" svg:width="0.018cm" svg:height="1.005cm" svg:x="14.787cm" svg:y="16.947cm" svg:viewBox="0 0 19 1006" draw:points="0,1006 19,1006 19,0 0,0">
          <text:p/>
        </draw:polygon>
        <draw:polygon draw:style-name="gr2" draw:text-style-name="P3" draw:layer="layout" svg:width="0.018cm" svg:height="1.005cm" svg:x="16.287cm" svg:y="16.947cm" svg:viewBox="0 0 19 1006" draw:points="0,1006 19,1006 19,0 0,0">
          <text:p/>
        </draw:polygon>
        <draw:frame draw:style-name="gr9" draw:text-style-name="P2" draw:layer="layout" svg:width="0.387cm" svg:height="0.53cm" svg:x="14.991cm" svg:y="16.903cm">
          <draw:text-box>
            <text:p text:style-name="P1"><text:span text:style-name="T2"><text:s/></text:span></text:p>
          </draw:text-box>
        </draw:frame>
        <draw:frame draw:style-name="gr9" draw:text-style-name="P2" draw:layer="layout" svg:width="0.387cm" svg:height="0.53cm" svg:x="2.744cm" svg:y="17.917cm">
          <draw:text-box>
            <text:p text:style-name="P1"><text:span text:style-name="T2"><text:s/></text:span></text:p>
          </draw:text-box>
        </draw:frame>
        <draw:polygon draw:style-name="gr2" draw:text-style-name="P3" draw:layer="layout" svg:width="0.018cm" svg:height="0.018cm" svg:x="2.54cm" svg:y="17.952cm" svg:viewBox="0 0 19 19" draw:points="0,19 19,19 19,0 0,0">
          <text:p/>
        </draw:polygon>
        <draw:polygon draw:style-name="gr2" draw:text-style-name="P3" draw:layer="layout" svg:width="12.229cm" svg:height="0.018cm" svg:x="2.558cm" svg:y="17.952cm" svg:viewBox="0 0 12230 19" draw:points="0,19 12230,19 12230,0 0,0">
          <text:p/>
        </draw:polygon>
        <draw:polygon draw:style-name="gr2" draw:text-style-name="P3" draw:layer="layout" svg:width="0.018cm" svg:height="0.018cm" svg:x="14.787cm" svg:y="17.952cm" svg:viewBox="0 0 19 19" draw:points="0,19 19,19 19,0 0,0">
          <text:p/>
        </draw:polygon>
        <draw:polygon draw:style-name="gr2" draw:text-style-name="P3" draw:layer="layout" svg:width="1.482cm" svg:height="0.018cm" svg:x="14.805cm" svg:y="17.952cm" svg:viewBox="0 0 1483 19" draw:points="0,19 1483,19 1483,0 0,0">
          <text:p/>
        </draw:polygon>
        <draw:polygon draw:style-name="gr2" draw:text-style-name="P3" draw:layer="layout" svg:width="0.018cm" svg:height="0.018cm" svg:x="16.287cm" svg:y="17.952cm" svg:viewBox="0 0 19 19" draw:points="0,19 19,19 19,0 0,0">
          <text:p/>
        </draw:polygon>
        <draw:polygon draw:style-name="gr2" draw:text-style-name="P3" draw:layer="layout" svg:width="0.018cm" svg:height="0.997cm" svg:x="2.54cm" svg:y="17.97cm" svg:viewBox="0 0 19 998" draw:points="0,998 19,998 19,0 0,0">
          <text:p/>
        </draw:polygon>
        <draw:polygon draw:style-name="gr2" draw:text-style-name="P3" draw:layer="layout" svg:width="0.018cm" svg:height="0.997cm" svg:x="14.787cm" svg:y="17.97cm" svg:viewBox="0 0 19 998" draw:points="0,998 19,998 19,0 0,0">
          <text:p/>
        </draw:polygon>
        <draw:polygon draw:style-name="gr2" draw:text-style-name="P3" draw:layer="layout" svg:width="0.018cm" svg:height="0.997cm" svg:x="16.287cm" svg:y="17.97cm" svg:viewBox="0 0 19 998" draw:points="0,998 19,998 19,0 0,0">
          <text:p/>
        </draw:polygon>
        <draw:frame draw:style-name="gr9" draw:text-style-name="P2" draw:layer="layout" svg:width="0.387cm" svg:height="0.53cm" svg:x="14.991cm" svg:y="17.917cm">
          <draw:text-box>
            <text:p text:style-name="P1"><text:span text:style-name="T2"><text:s/></text:span></text:p>
          </draw:text-box>
        </draw:frame>
        <draw:frame draw:style-name="gr9" draw:text-style-name="P2" draw:layer="layout" svg:width="0.387cm" svg:height="0.53cm" svg:x="2.744cm" svg:y="18.94cm">
          <draw:text-box>
            <text:p text:style-name="P1"><text:span text:style-name="T2"><text:s/></text:span></text:p>
          </draw:text-box>
        </draw:frame>
        <draw:polygon draw:style-name="gr2" draw:text-style-name="P3" draw:layer="layout" svg:width="0.018cm" svg:height="0.017cm" svg:x="2.54cm" svg:y="18.967cm" svg:viewBox="0 0 19 18" draw:points="0,18 19,18 19,0 0,0">
          <text:p/>
        </draw:polygon>
        <draw:polygon draw:style-name="gr2" draw:text-style-name="P3" draw:layer="layout" svg:width="12.229cm" svg:height="0.017cm" svg:x="2.558cm" svg:y="18.967cm" svg:viewBox="0 0 12230 18" draw:points="0,18 12230,18 12230,0 0,0">
          <text:p/>
        </draw:polygon>
        <draw:polygon draw:style-name="gr2" draw:text-style-name="P3" draw:layer="layout" svg:width="0.018cm" svg:height="0.017cm" svg:x="14.787cm" svg:y="18.967cm" svg:viewBox="0 0 19 18" draw:points="0,18 19,18 19,0 0,0">
          <text:p/>
        </draw:polygon>
        <draw:polygon draw:style-name="gr2" draw:text-style-name="P3" draw:layer="layout" svg:width="1.482cm" svg:height="0.017cm" svg:x="14.805cm" svg:y="18.967cm" svg:viewBox="0 0 1483 18" draw:points="0,18 1483,18 1483,0 0,0">
          <text:p/>
        </draw:polygon>
        <draw:polygon draw:style-name="gr2" draw:text-style-name="P3" draw:layer="layout" svg:width="0.018cm" svg:height="0.017cm" svg:x="16.287cm" svg:y="18.967cm" svg:viewBox="0 0 19 18" draw:points="0,18 19,18 19,0 0,0">
          <text:p/>
        </draw:polygon>
        <draw:polygon draw:style-name="gr2" draw:text-style-name="P3" draw:layer="layout" svg:width="0.018cm" svg:height="0.998cm" svg:x="2.54cm" svg:y="18.984cm" svg:viewBox="0 0 19 999" draw:points="0,999 19,999 19,0 0,0">
          <text:p/>
        </draw:polygon>
        <draw:polygon draw:style-name="gr2" draw:text-style-name="P3" draw:layer="layout" svg:width="0.018cm" svg:height="0.998cm" svg:x="14.787cm" svg:y="18.984cm" svg:viewBox="0 0 19 999" draw:points="0,999 19,999 19,0 0,0">
          <text:p/>
        </draw:polygon>
        <draw:polygon draw:style-name="gr2" draw:text-style-name="P3" draw:layer="layout" svg:width="0.018cm" svg:height="0.998cm" svg:x="16.287cm" svg:y="18.984cm" svg:viewBox="0 0 19 999" draw:points="0,999 19,999 19,0 0,0">
          <text:p/>
        </draw:polygon>
        <draw:frame draw:style-name="gr9" draw:text-style-name="P2" draw:layer="layout" svg:width="0.387cm" svg:height="0.53cm" svg:x="14.991cm" svg:y="18.94cm">
          <draw:text-box>
            <text:p text:style-name="P1"><text:span text:style-name="T2"><text:s/></text:span></text:p>
          </draw:text-box>
        </draw:frame>
        <draw:frame draw:style-name="gr9" draw:text-style-name="P2" draw:layer="layout" svg:width="0.387cm" svg:height="0.53cm" svg:x="2.744cm" svg:y="19.955cm">
          <draw:text-box>
            <text:p text:style-name="P1"><text:span text:style-name="T2"><text:s/></text:span></text:p>
          </draw:text-box>
        </draw:frame>
        <draw:polygon draw:style-name="gr2" draw:text-style-name="P3" draw:layer="layout" svg:width="0.018cm" svg:height="0.017cm" svg:x="2.54cm" svg:y="19.982cm" svg:viewBox="0 0 19 18" draw:points="0,18 19,18 19,0 0,0">
          <text:p/>
        </draw:polygon>
        <draw:polygon draw:style-name="gr2" draw:text-style-name="P3" draw:layer="layout" svg:width="12.229cm" svg:height="0.017cm" svg:x="2.558cm" svg:y="19.982cm" svg:viewBox="0 0 12230 18" draw:points="0,18 12230,18 12230,0 0,0">
          <text:p/>
        </draw:polygon>
        <draw:polygon draw:style-name="gr2" draw:text-style-name="P3" draw:layer="layout" svg:width="0.018cm" svg:height="0.017cm" svg:x="14.787cm" svg:y="19.982cm" svg:viewBox="0 0 19 18" draw:points="0,18 19,18 19,0 0,0">
          <text:p/>
        </draw:polygon>
        <draw:polygon draw:style-name="gr2" draw:text-style-name="P3" draw:layer="layout" svg:width="1.482cm" svg:height="0.017cm" svg:x="14.805cm" svg:y="19.982cm" svg:viewBox="0 0 1483 18" draw:points="0,18 1483,18 1483,0 0,0">
          <text:p/>
        </draw:polygon>
        <draw:polygon draw:style-name="gr2" draw:text-style-name="P3" draw:layer="layout" svg:width="0.018cm" svg:height="0.017cm" svg:x="16.287cm" svg:y="19.982cm" svg:viewBox="0 0 19 18" draw:points="0,18 19,18 19,0 0,0">
          <text:p/>
        </draw:polygon>
        <draw:polygon draw:style-name="gr2" draw:text-style-name="P3" draw:layer="layout" svg:width="0.018cm" svg:height="1.006cm" svg:x="2.54cm" svg:y="19.999cm" svg:viewBox="0 0 19 1007" draw:points="0,1007 19,1007 19,0 0,0">
          <text:p/>
        </draw:polygon>
        <draw:polygon draw:style-name="gr2" draw:text-style-name="P3" draw:layer="layout" svg:width="0.018cm" svg:height="0.017cm" svg:x="2.54cm" svg:y="21.005cm" svg:viewBox="0 0 19 18" draw:points="0,18 19,18 19,0 0,0">
          <text:p/>
        </draw:polygon>
        <draw:polygon draw:style-name="gr2" draw:text-style-name="P3" draw:layer="layout" svg:width="0.018cm" svg:height="0.017cm" svg:x="2.54cm" svg:y="21.005cm" svg:viewBox="0 0 19 18" draw:points="0,18 19,18 19,0 0,0">
          <text:p/>
        </draw:polygon>
        <draw:polygon draw:style-name="gr2" draw:text-style-name="P3" draw:layer="layout" svg:width="12.229cm" svg:height="0.017cm" svg:x="2.558cm" svg:y="21.005cm" svg:viewBox="0 0 12230 18" draw:points="0,18 12230,18 12230,0 0,0">
          <text:p/>
        </draw:polygon>
        <draw:polygon draw:style-name="gr2" draw:text-style-name="P3" draw:layer="layout" svg:width="0.018cm" svg:height="1.006cm" svg:x="14.787cm" svg:y="19.999cm" svg:viewBox="0 0 19 1007" draw:points="0,1007 19,1007 19,0 0,0">
          <text:p/>
        </draw:polygon>
        <draw:polygon draw:style-name="gr2" draw:text-style-name="P3" draw:layer="layout" svg:width="0.018cm" svg:height="0.017cm" svg:x="14.787cm" svg:y="21.005cm" svg:viewBox="0 0 19 18" draw:points="0,18 19,18 19,0 0,0">
          <text:p/>
        </draw:polygon>
        <draw:polygon draw:style-name="gr2" draw:text-style-name="P3" draw:layer="layout" svg:width="1.482cm" svg:height="0.017cm" svg:x="14.805cm" svg:y="21.005cm" svg:viewBox="0 0 1483 18" draw:points="0,18 1483,18 1483,0 0,0">
          <text:p/>
        </draw:polygon>
        <draw:polygon draw:style-name="gr2" draw:text-style-name="P3" draw:layer="layout" svg:width="0.018cm" svg:height="1.006cm" svg:x="16.287cm" svg:y="19.999cm" svg:viewBox="0 0 19 1007" draw:points="0,1007 19,1007 19,0 0,0">
          <text:p/>
        </draw:polygon>
        <draw:polygon draw:style-name="gr2" draw:text-style-name="P3" draw:layer="layout" svg:width="0.018cm" svg:height="0.017cm" svg:x="16.287cm" svg:y="21.005cm" svg:viewBox="0 0 19 18" draw:points="0,18 19,18 19,0 0,0">
          <text:p/>
        </draw:polygon>
        <draw:polygon draw:style-name="gr2" draw:text-style-name="P3" draw:layer="layout" svg:width="0.018cm" svg:height="0.017cm" svg:x="16.287cm" svg:y="21.005cm" svg:viewBox="0 0 19 18" draw:points="0,18 19,18 19,0 0,0">
          <text:p/>
        </draw:polygon>
        <draw:frame draw:style-name="gr9" draw:text-style-name="P2" draw:layer="layout" svg:width="0.387cm" svg:height="0.53cm" svg:x="14.991cm" svg:y="19.955cm">
          <draw:text-box>
            <text:p text:style-name="P1"><text:span text:style-name="T2"><text:s/></text:span></text:p>
          </draw:text-box>
        </draw:frame>
        <draw:frame draw:style-name="gr9" draw:text-style-name="P2" draw:layer="layout" svg:width="0.387cm" svg:height="0.53cm" svg:x="2.541cm" svg:y="20.978cm">
          <draw:text-box>
            <text:p text:style-name="P1"><text:span text:style-name="T2"><text:s/></text:span></text:p>
          </draw:text-box>
        </draw:frame>
        <draw:frame draw:style-name="gr9" draw:text-style-name="P2" draw:layer="layout" svg:width="0.387cm" svg:height="0.53cm" svg:x="15.34cm" svg:y="3.647cm">
          <draw:text-box>
            <text:p text:style-name="P1"><text:span text:style-name="T2"><text:s/></text:span><text:span text:style-name="T2">Y</text:span></text:p>
          </draw:text-box>
        </draw:frame>
        <draw:frame draw:style-name="gr9" draw:text-style-name="P2" draw:layer="layout" svg:width="0.387cm" svg:height="0.53cm" svg:x="15.36cm" svg:y="4.554cm">
          <draw:text-box>
            <text:p text:style-name="P1"><text:span text:style-name="T2"><text:s/></text:span><text:span text:style-name="T2">Y</text:span></text:p>
          </draw:text-box>
        </draw:frame>
        <draw:frame draw:style-name="gr9" draw:text-style-name="P2" draw:layer="layout" svg:width="0.387cm" svg:height="0.53cm" svg:x="15.361cm" svg:y="5.65cm">
          <draw:text-box>
            <text:p text:style-name="P1"><text:span text:style-name="T2"><text:s/></text:span><text:span text:style-name="T2">Y</text:span></text:p>
          </draw:text-box>
        </draw:frame>
        <draw:frame draw:style-name="gr9" draw:text-style-name="P2" draw:layer="layout" svg:width="0.387cm" svg:height="0.53cm" svg:x="15.362cm" svg:y="6.576cm">
          <draw:text-box>
            <text:p text:style-name="P1"><text:span text:style-name="T2"><text:s/></text:span><text:span text:style-name="T2">Y</text:span></text:p>
          </draw:text-box>
        </draw:frame>
        <draw:frame draw:style-name="gr9" draw:text-style-name="P2" draw:layer="layout" svg:width="0.387cm" svg:height="0.53cm" svg:x="15.343cm" svg:y="7.672cm">
          <draw:text-box>
            <text:p text:style-name="P1"><text:span text:style-name="T2"><text:s/></text:span><text:span text:style-name="T2">Y</text:span></text:p>
          </draw:text-box>
        </draw:frame>
        <draw:frame draw:style-name="gr9" draw:text-style-name="P2" draw:layer="layout" svg:width="0.387cm" svg:height="0.53cm" svg:x="15.344cm" svg:y="8.617cm">
          <draw:text-box>
            <text:p text:style-name="P1"><text:span text:style-name="T2"><text:s/></text:span><text:span text:style-name="T2">Y</text:span></text:p>
          </draw:text-box>
        </draw:frame>
        <draw:frame draw:style-name="gr9" draw:text-style-name="P2" draw:layer="layout" svg:width="0.387cm" svg:height="0.53cm" svg:x="15.288cm" svg:y="13.059cm">
          <draw:text-box>
            <text:p text:style-name="P1"><text:span text:style-name="T2"><text:s/></text:span><text:span text:style-name="T2">Y</text:span></text:p>
          </draw:text-box>
        </draw:frame>
        <draw:frame draw:style-name="gr9" draw:text-style-name="P2" draw:layer="layout" svg:width="0.387cm" svg:height="0.53cm" svg:x="15.308cm" svg:y="14.08cm">
          <draw:text-box>
            <text:p text:style-name="P1"><text:span text:style-name="T2"><text:s/></text:span><text:span text:style-name="T2">Y</text:span></text:p>
          </draw:text-box>
        </draw:frame>
        <draw:frame draw:style-name="gr9" draw:text-style-name="P2" draw:layer="layout" svg:width="0.387cm" svg:height="0.53cm" svg:x="15.252cm" svg:y="15.1cm">
          <draw:text-box>
            <text:p text:style-name="P1"><text:span text:style-name="T2"><text:s/></text:span><text:span text:style-name="T2">Y</text:span></text:p>
          </draw:text-box>
        </draw:frame>
        <draw:frame draw:style-name="gr9" draw:text-style-name="P2" draw:layer="layout" svg:width="0.387cm" svg:height="0.53cm" svg:x="15.253cm" svg:y="16.045cm">
          <draw:text-box>
            <text:p text:style-name="P1"><text:span text:style-name="T2"><text:s/></text:span><text:span text:style-name="T2">Y</text:span></text:p>
          </draw:text-box>
        </draw:frame>
        <draw:frame draw:style-name="gr9" draw:text-style-name="P2" draw:layer="layout" svg:width="0.387cm" svg:height="0.53cm" svg:x="15.273cm" svg:y="17.274cm">
          <draw:text-box>
            <text:p text:style-name="P1"><text:span text:style-name="T2"><text:s/></text:span><text:span text:style-name="T2">Y</text:span></text:p>
          </draw:text-box>
        </draw:frame>
      </draw:page>
      <draw:page draw:name="page4" draw:style-name="dp1" draw:master-page-name="master-page28">
        <draw:frame draw:style-name="gr63" draw:text-style-name="P8" draw:layer="layout" svg:width="17.499cm" svg:height="26.303cm" svg:x="2.5cm" svg:y="2.4cm">
          <draw:text-box>
            <text:p text:style-name="P7"><text:span text:style-name="T11">1. Reflection on the object oriented features of my code</text:span></text:p>
            <text:p text:style-name="P7"><text:span text:style-name="T11"/></text:p>
            <text:p text:style-name="P7"><text:span text:style-name="T11">To demonstrate use of object oriented programming paradigm I have used multiple techniques including:</text:span></text:p>
            <text:p text:style-name="P7"><text:span text:style-name="T11">Objects:</text:span></text:p>
            <text:p text:style-name="P7"><text:span text:style-name="T11"><text:tab/></text:span><text:span text:style-name="T11">Die</text:span></text:p>
            <text:p text:style-name="P7"><text:span text:style-name="T11"><text:tab/></text:span><text:span text:style-name="T11">Game (abstract)</text:span></text:p>
            <text:p text:style-name="P7"><text:span text:style-name="T11"><text:tab/></text:span><text:span text:style-name="T11"><text:tab/></text:span><text:span text:style-name="T11">SevensOut : Game</text:span></text:p>
            <text:p text:style-name="P7"><text:span text:style-name="T11"><text:tab/></text:span><text:span text:style-name="T11"><text:tab/></text:span><text:span text:style-name="T11">ThreeOrMore : Game</text:span></text:p>
            <text:p text:style-name="P7"><text:span text:style-name="T11"><text:tab/></text:span><text:span text:style-name="T11">GameStats</text:span></text:p>
            <text:p text:style-name="P7"><text:span text:style-name="T11"><text:tab/></text:span><text:span text:style-name="T11"><text:tab/></text:span><text:span text:style-name="T11">Player</text:span></text:p>
            <text:p text:style-name="P7"><text:span text:style-name="T11"><text:tab/></text:span><text:span text:style-name="T11">Input (static)</text:span></text:p>
            <text:p text:style-name="P7"><text:span text:style-name="T11"><text:tab/></text:span><text:span text:style-name="T11">Program (static)</text:span></text:p>
            <text:p text:style-name="P7"><text:span text:style-name="T11"><text:tab/></text:span><text:span text:style-name="T11">Statistics (static)</text:span></text:p>
            <text:p text:style-name="P7"><text:span text:style-name="T11"><text:tab/></text:span><text:span text:style-name="T11">Testing (static)</text:span></text:p>
            <text:p text:style-name="P7"><text:span text:style-name="T11"><text:tab/></text:span><text:span text:style-name="T11"><text:tab/></text:span><text:span text:style-name="T11">ITestData (interface)</text:span></text:p>
            <text:p text:style-name="P7"><text:span text:style-name="T11"><text:tab/></text:span><text:span text:style-name="T11"><text:tab/></text:span><text:span text:style-name="T11"><text:tab/></text:span><text:span text:style-name="T11">SevensOutData : ITestData</text:span></text:p>
            <text:p text:style-name="P7"><text:span text:style-name="T11"><text:tab/></text:span><text:span text:style-name="T11"><text:tab/></text:span><text:span text:style-name="T11"><text:tab/></text:span><text:span text:style-name="T11">ThreeOrMoreData : ITestData</text:span></text:p>
            <text:p text:style-name="P7"><text:span text:style-name="T11"/></text:p>
            <text:p text:style-name="P7"><text:span text:style-name="T11">The SevensOut and ThreeOrMore classes inherit from the abstract class Game</text:span></text:p>
            <text:p text:style-name="P7"><text:span text:style-name="T11">These classes then override the abstract method _play() (which is called by the public method Play())</text:span></text:p>
            <text:p text:style-name="P7"><text:span text:style-name="T11">This demostrates inheritance and polymorphism.</text:span></text:p>
            <text:p text:style-name="P7"><text:span text:style-name="T11">The use of these techniques improve my code by allowing me to abstract more code and therefore have much easier to read and understand code with less duplicate code.</text:span></text:p>
            <text:p text:style-name="P7"><text:span text:style-name="T11"/></text:p>
            <text:p text:style-name="P7"><text:span text:style-name="T11">An example of this abstraction can be shown within the Game class, the public method Play() calls the protected _play() method. This method also determines wether to play multiplayer and gets a name to save the score, reducing duplicate code by preventing the need for it in the subsequent classes.</text:span></text:p>
            <text:p text:style-name="P7"><text:span text:style-name="T11">By applying the access modifier protected to this method, it is only accessible by itself and its children.</text:span></text:p>
            <text:p text:style-name="P7"><text:span text:style-name="T11">Access modifiers have aided in my programming by allowing me to define where variables should and should not be accessed from. This helps by preventing accidental setting of fields.</text:span></text:p>
            <text:p text:style-name="P7"><text:span text:style-name="T11"/></text:p>
            <text:p text:style-name="P7"><text:span text:style-name="T11">An example of inheritance and interfaces can be found with the ITestData interface and its children.</text:span></text:p>
            <text:p text:style-name="P7"><text:span text:style-name="T11">The children classes, SevensOutData and ThreeOrMoreData, inherit the definition of the method GetName(), they then impliment this method seperately to return the correct name.</text:span></text:p>
            <text:p text:style-name="P7"><text:span text:style-name="T11">Currently this use of interfaces gives little benefit currently however if I were to continue to develop this program structuring my code this way may help me.</text:span></text:p>
            <text:p text:style-name="P7"><text:span text:style-name="T11"/></text:p>
            <text:p text:style-name="P7"><text:span text:style-name="T11">The use of object oriented programming over procedural programming, in my project, was very beneficial to my code and code style, it helped me produce clean, easily understood, code. Rather than having many variable definitions and functions to produce the same effects.</text:span></text:p>
            <text:p text:style-name="P7"><text:span text:style-name="T11"/></text:p>
            <text:p text:style-name="P7"><text:span text:style-name="T11">Encapsulation was using in my code in many places but one example is the Game class.</text:span></text:p>
            <text:p text:style-name="P7"><text:span text:style-name="T11">This class contains 4 fields and 3 methods with varying accessibilty.</text:span></text:p>
            <text:p text:style-name="P7"><text:span text:style-name="T11">The public Play() method executes code which manipulates the protected fields and calls the protected method _play() to further maipulate the data stored by the class.</text:span></text:p>
          </draw:text-box>
        </draw:frame>
      </draw:page>
      <draw:page draw:name="page5" draw:style-name="dp1" draw:master-page-name="master-page28">
        <draw:frame draw:style-name="gr64" draw:text-style-name="P8" draw:layer="layout" svg:width="17.499cm" svg:height="26.303cm" svg:x="2.5cm" svg:y="2.4cm">
          <draw:text-box>
            <text:p text:style-name="P7"><text:span text:style-name="T11">2. How I’ve handled error conditions in my code</text:span></text:p>
            <text:p text:style-name="P7"><text:span text:style-name="T11"/></text:p>
            <text:p text:style-name="P7"><text:span text:style-name="T11">An example of error handling is found in the Input class.</text:span></text:p>
            <text:p text:style-name="P7"><text:span text:style-name="T11">Whenever accepting a string from the console there are often many opportunities for errors, every invalid case must be handled.</text:span></text:p>
            <text:p text:style-name="P7"><text:span text:style-name="T11">For example, in the GetInt(string message, int min, int max) method multiple checks must be in place.</text:span></text:p>
            <text:p text:style-name="P7"><text:span text:style-name="T11"/></text:p>
            <text:p text:style-name="P7"><text:span text:style-name="T11">The first check in the while loop, the null check, ensures that Console.ReadLine() does not return null. This can happen if the user presses the key combination ctrl+z.</text:span></text:p>
            <text:p text:style-name="P7"><text:span text:style-name="T11"/></text:p>
            <text:p text:style-name="P7"><text:span text:style-name="T11">The second check, wether the string was parsed as an integer, is to ensure that the user has entered a valid integer.</text:span></text:p>
            <text:p text:style-name="P7"><text:span text:style-name="T11"/></text:p>
            <text:p text:style-name="P7"><text:span text:style-name="T11">The final two checks are to enure the value entered is within the specified range, the min and max parameters have a default value that is int.MinValue and int.MaxValue respectively.</text:span></text:p>
            <text:p text:style-name="P7"><text:span text:style-name="T11"/></text:p>
            <text:p text:style-name="P7"><text:span text:style-name="T11">All of these checks work together to ensure no erroneous input is possible.</text:span></text:p>
            <text:p text:style-name="P7"><text:span text:style-name="T11"/></text:p>
            <text:p text:style-name="P7"><text:span text:style-name="T11"/></text:p>
            <text:p text:style-name="P7"><text:span text:style-name="T11">Another example is in the Statistics class.</text:span></text:p>
            <text:p text:style-name="P7"><text:span text:style-name="T11">In the method Load(), the program first checks that the files exist before attempting to load and deserialize the stored json. If the file does not exist it will create it and populate it with an empty instance of the GameStats class.</text:span></text:p>
            <text:p text:style-name="P7"><text:span text:style-name="T11"/></text:p>
            <text:p text:style-name="P7"><text:span text:style-name="T11">If this was not done then when the program is loaded for the first time an error will occur, preventing the statistic files from ever being created.</text:span><text:span text:style-name="T11"><text:line-break/></text:span><text:span text:style-name="T11"/></text:p>
            <text:p text:style-name="P7"><text:span text:style-name="T11"/></text:p>
            <text:p text:style-name="P7"><text:span text:style-name="T11">A third example is in the GameStats class, in the AddEntry(string name, int score, bool tie) method.</text:span></text:p>
            <text:p text:style-name="P7"><text:span text:style-name="T11">If no scores have been set with the specified name the linq query witll return an empty enumerable, the .SingleOrDefault() method called on this enumerable returns null. If there was a score with that name set before then the method will return the instance of Player with that name.</text:span></text:p>
            <text:p text:style-name="P7"><text:span text:style-name="T11">This null case is handled by creating a new instance of Player and adding it to the Players list.</text:span></text:p>
          </draw:text-box>
        </draw:frame>
      </draw:page>
      <draw:page draw:name="page6" draw:style-name="dp1" draw:master-page-name="master-page28">
        <draw:frame draw:style-name="gr65" draw:text-style-name="P4" draw:layer="layout" svg:width="17.499cm" svg:height="26.303cm" svg:x="2.5cm" svg:y="2.4cm">
          <draw:text-box>
            <text:p><text:span text:style-name="T11">3. A reflection on my testing activities</text:span></text:p>
            <text:p><text:span text:style-name="T11"/></text:p>
            <text:p><text:span text:style-name="T11">To test the sevens out game I ensured rolls are added correctly using Debug.Assert().</text:span></text:p>
            <text:p><text:span text:style-name="T11">The program loops over all of the rolls in the game and ensures each total was calculated correctly.</text:span></text:p>
            <text:p><text:span text:style-name="T11">The condition for the Debug.Assert was roll.roll1 + roll.roll2 == roll.total.</text:span></text:p>
            <text:p><text:span text:style-name="T11"/></text:p>
            <text:p><text:span text:style-name="T11">To get the testing data out of the SevensOut class I created a class named SevensOutData that inherits from the ITestData interface.</text:span></text:p>
            <text:p><text:span text:style-name="T11">I then passed an instance of SevensOutData to the optional constructor parameter testingData, by filling this parameter tesing is enabled.</text:span></text:p>
            <text:p><text:span text:style-name="T11">The data is then collected throughout the automated play of the game and checked afterwards.</text:span></text:p>
            <text:p><text:span text:style-name="T11"><text:line-break/></text:span><text:span text:style-name="T11">I decided to collect and test after the game has completed as testing during play would’ve either involved some back and forth between the static Testing class and SevensOut instance or testing code defined directly in the SevensOut class.</text:span></text:p>
            <text:p><text:span text:style-name="T11"/></text:p>
            <text:p><text:span text:style-name="T11">The final Sevens Out check is that the final score was 7.</text:span></text:p>
            <text:p><text:span text:style-name="T11">The condition for this Assert was data.Rolls.Last().total == 7.</text:span></text:p>
            <text:p><text:span text:style-name="T11"/></text:p>
            <text:p><text:span text:style-name="T11"/></text:p>
            <text:p><text:span text:style-name="T11">To test the Three Or More game I</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onsolas" svg:font-family="Consolas"/>
    <style:font-face style:name="Courier New" svg:font-family="'Courier New'"/>
    <style:font-face style:name="DejaVu Sans" svg:font-family="'DejaVu Sans'" style:font-family-generic="system" style:font-pitch="variable"/>
    <style:font-face style:name="F" svg:font-family="" style:font-family-generic="roman"/>
    <style:font-face style:name="FreeSans" svg:font-family="FreeSans"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4cm" fo:margin-bottom="1cm" fo:margin-left="2.5cm" fo:margin-right="1cm" fo:page-width="20.9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28"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5-02T08:19:28.109290279</dc:date>
    <meta:editing-duration>PT1H37M17S</meta:editing-duration>
    <meta:editing-cycles>60</meta:editing-cycles>
    <meta:generator>LibreOffice/24.2.2.2$Linux_X86_64 LibreOffice_project/420$Build-2</meta:generator>
    <meta:document-statistic meta:object-count="437"/>
  </office:meta>
</office:document-meta>
</file>